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84184" calcext:value-type="float">
            <text:p>249.8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99296" calcext:value-type="float">
            <text:p>250.3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5248" calcext:value-type="float">
            <text:p>250.0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40216" calcext:value-type="float">
            <text:p>250.1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31656" calcext:value-type="float">
            <text:p>250.2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1888" calcext:value-type="float">
            <text:p>250.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02344" calcext:value-type="float">
            <text:p>250.4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61424" calcext:value-type="float">
            <text:p>250.6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6084" calcext:value-type="float">
            <text:p>250.5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57792" calcext:value-type="float">
            <text:p>250.5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16288" calcext:value-type="float">
            <text:p>250.7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77832" calcext:value-type="float">
            <text:p>250.8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2314" calcext:value-type="float">
            <text:p>251.2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57208" calcext:value-type="float">
            <text:p>250.4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1888" calcext:value-type="float">
            <text:p>250.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37168" calcext:value-type="float">
            <text:p>250.1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8296" calcext:value-type="float">
            <text:p>250.0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5248" calcext:value-type="float">
            <text:p>250.0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81136" calcext:value-type="float">
            <text:p>249.8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77048" calcext:value-type="float">
            <text:p>249.1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41184" calcext:value-type="float">
            <text:p>248.7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86192" calcext:value-type="float">
            <text:p>249.1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01432" calcext:value-type="float">
            <text:p>249.2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49032" calcext:value-type="float">
            <text:p>249.0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58176" calcext:value-type="float">
            <text:p>249.0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2828" calcext:value-type="float">
            <text:p>249.1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5208" calcext:value-type="float">
            <text:p>249.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3272" calcext:value-type="float">
            <text:p>248.6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8736" calcext:value-type="float">
            <text:p>249.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1784" calcext:value-type="float">
            <text:p>249.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39176" calcext:value-type="float">
            <text:p>249.4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40344" calcext:value-type="float">
            <text:p>249.6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426728" calcext:value-type="float">
            <text:p>250.4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62592" calcext:value-type="float">
            <text:p>250.8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58504" calcext:value-type="float">
            <text:p>250.1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43136" calcext:value-type="float">
            <text:p>250.6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58504" calcext:value-type="float">
            <text:p>250.1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52992" calcext:value-type="float">
            <text:p>250.2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42096" calcext:value-type="float">
            <text:p>249.9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79968" calcext:value-type="float">
            <text:p>249.6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78088" calcext:value-type="float">
            <text:p>249.8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7212" calcext:value-type="float">
            <text:p>249.3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12328" calcext:value-type="float">
            <text:p>249.5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1972" calcext:value-type="float">
            <text:p>249.2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2348" calcext:value-type="float">
            <text:p>248.8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10704" calcext:value-type="float">
            <text:p>248.7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50456" calcext:value-type="float">
            <text:p>248.2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9572" calcext:value-type="float">
            <text:p>247.6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46952" calcext:value-type="float">
            <text:p>247.6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92416" calcext:value-type="float">
            <text:p>248.6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40016" calcext:value-type="float">
            <text:p>248.5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69328" calcext:value-type="float">
            <text:p>248.3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38264" calcext:value-type="float">
            <text:p>248.2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98056" calcext:value-type="float">
            <text:p>248.0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15048" calcext:value-type="float">
            <text:p>248.4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19976" calcext:value-type="float">
            <text:p>248.2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1388" calcext:value-type="float">
            <text:p>248.2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93968" calcext:value-type="float">
            <text:p>247.3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54928" calcext:value-type="float">
            <text:p>247.4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66536" calcext:value-type="float">
            <text:p>247.3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10248" calcext:value-type="float">
            <text:p>248.1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6136" calcext:value-type="float">
            <text:p>247.9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79056" calcext:value-type="float">
            <text:p>248.4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61352" calcext:value-type="float">
            <text:p>248.5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91248" calcext:value-type="float">
            <text:p>248.4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5292" calcext:value-type="float">
            <text:p>248.1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67576" calcext:value-type="float">
            <text:p>248.0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40856" calcext:value-type="float">
            <text:p>247.6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35344" calcext:value-type="float">
            <text:p>247.7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0168" calcext:value-type="float">
            <text:p>247.4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1128" calcext:value-type="float">
            <text:p>247.5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0896" calcext:value-type="float">
            <text:p>247.9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35344" calcext:value-type="float">
            <text:p>247.7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4624" calcext:value-type="float">
            <text:p>248.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46952" calcext:value-type="float">
            <text:p>247.6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6044" calcext:value-type="float">
            <text:p>247.3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0792" calcext:value-type="float">
            <text:p>247.8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14464" calcext:value-type="float">
            <text:p>248.3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1208" calcext:value-type="float">
            <text:p>248.1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94424" calcext:value-type="float">
            <text:p>247.9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9768" calcext:value-type="float">
            <text:p>248.0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6524" calcext:value-type="float">
            <text:p>247.6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0136" calcext:value-type="float">
            <text:p>247.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89752" calcext:value-type="float">
            <text:p>247.1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62448" calcext:value-type="float">
            <text:p>246.6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7276" calcext:value-type="float">
            <text:p>246.8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03824" calcext:value-type="float">
            <text:p>247.0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6524" calcext:value-type="float">
            <text:p>247.6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80152" calcext:value-type="float">
            <text:p>246.5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6832" calcext:value-type="float">
            <text:p>246.6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61736" calcext:value-type="float">
            <text:p>247.0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47992" calcext:value-type="float">
            <text:p>248.3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01104" calcext:value-type="float">
            <text:p>248.1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92088" calcext:value-type="float">
            <text:p>247.5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22112" calcext:value-type="float">
            <text:p>247.0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96688" calcext:value-type="float">
            <text:p>246.2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3368" calcext:value-type="float">
            <text:p>246.4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42864" calcext:value-type="float">
            <text:p>246.9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8236" calcext:value-type="float">
            <text:p>247.4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7756" calcext:value-type="float">
            <text:p>247.1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4708" calcext:value-type="float">
            <text:p>247.1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54344" calcext:value-type="float">
            <text:p>247.3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94096" calcext:value-type="float">
            <text:p>246.8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09336" calcext:value-type="float">
            <text:p>246.9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89296" calcext:value-type="float">
            <text:p>246.5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80992" calcext:value-type="float">
            <text:p>245.6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26128" calcext:value-type="float">
            <text:p>245.6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47464" calcext:value-type="float">
            <text:p>245.6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61536" calcext:value-type="float">
            <text:p>245.4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44416" calcext:value-type="float">
            <text:p>245.6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57648" calcext:value-type="float">
            <text:p>246.3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95976" calcext:value-type="float">
            <text:p>246.6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60568" calcext:value-type="float">
            <text:p>246.8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30672" calcext:value-type="float">
            <text:p>246.9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93512" calcext:value-type="float">
            <text:p>246.7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9656" calcext:value-type="float">
            <text:p>246.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9568" calcext:value-type="float">
            <text:p>246.4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00904" calcext:value-type="float">
            <text:p>246.5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01488" calcext:value-type="float">
            <text:p>246.6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2892" calcext:value-type="float">
            <text:p>246.6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00192" calcext:value-type="float">
            <text:p>246.9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89168" calcext:value-type="float">
            <text:p>247.0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2384" calcext:value-type="float">
            <text:p>246.9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67376" calcext:value-type="float">
            <text:p>246.4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00904" calcext:value-type="float">
            <text:p>246.5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6416" calcext:value-type="float">
            <text:p>246.4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90336" calcext:value-type="float">
            <text:p>247.2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2996" calcext:value-type="float">
            <text:p>247.3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15304" calcext:value-type="float">
            <text:p>247.4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47664" calcext:value-type="float">
            <text:p>247.2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8272" calcext:value-type="float">
            <text:p>246.7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62448" calcext:value-type="float">
            <text:p>246.6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01232" calcext:value-type="float">
            <text:p>247.6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64072" calcext:value-type="float">
            <text:p>247.4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54344" calcext:value-type="float">
            <text:p>247.3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452" calcext:value-type="float">
            <text:p>247.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83072" calcext:value-type="float">
            <text:p>247.0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6712" calcext:value-type="float">
            <text:p>247.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24576" calcext:value-type="float">
            <text:p>246.9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55056" calcext:value-type="float">
            <text:p>246.9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7276" calcext:value-type="float">
            <text:p>246.8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61152" calcext:value-type="float">
            <text:p>246.9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24448" calcext:value-type="float">
            <text:p>247.4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3184" calcext:value-type="float">
            <text:p>247.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62904" calcext:value-type="float">
            <text:p>247.2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19064" calcext:value-type="float">
            <text:p>247.0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45328" calcext:value-type="float">
            <text:p>246.8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84952" calcext:value-type="float">
            <text:p>246.8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20232" calcext:value-type="float">
            <text:p>247.2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0804" calcext:value-type="float">
            <text:p>247.2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848" calcext:value-type="float">
            <text:p>246.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6184" calcext:value-type="float">
            <text:p>246.8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01944" calcext:value-type="float">
            <text:p>247.2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17184" calcext:value-type="float">
            <text:p>247.2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1128" calcext:value-type="float">
            <text:p>247.5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61608" calcext:value-type="float">
            <text:p>247.5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3088" calcext:value-type="float">
            <text:p>247.9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47408" calcext:value-type="float">
            <text:p>248.2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52464" calcext:value-type="float">
            <text:p>247.5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3944" calcext:value-type="float">
            <text:p>247.9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87032" calcext:value-type="float">
            <text:p>248.2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2244" calcext:value-type="float">
            <text:p>248.1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46368" calcext:value-type="float">
            <text:p>247.5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6044" calcext:value-type="float">
            <text:p>247.3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67704" calcext:value-type="float">
            <text:p>247.5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95848" calcext:value-type="float">
            <text:p>247.1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18352" calcext:value-type="float">
            <text:p>247.4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0428" calcext:value-type="float">
            <text:p>247.6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8496" calcext:value-type="float">
            <text:p>247.8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03112" calcext:value-type="float">
            <text:p>247.4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19064" calcext:value-type="float">
            <text:p>247.0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67248" calcext:value-type="float">
            <text:p>246.9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0512" calcext:value-type="float">
            <text:p>246.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3472" calcext:value-type="float">
            <text:p>246.4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2704" calcext:value-type="float">
            <text:p>246.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4416" calcext:value-type="float">
            <text:p>246.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11216" calcext:value-type="float">
            <text:p>246.7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14848" calcext:value-type="float">
            <text:p>246.8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52008" calcext:value-type="float">
            <text:p>246.9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23992" calcext:value-type="float">
            <text:p>246.8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28208" calcext:value-type="float">
            <text:p>247.0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44488" calcext:value-type="float">
            <text:p>247.7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81192" calcext:value-type="float">
            <text:p>247.2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44032" calcext:value-type="float">
            <text:p>247.1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48376" calcext:value-type="float">
            <text:p>246.8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848" calcext:value-type="float">
            <text:p>246.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8132" calcext:value-type="float">
            <text:p>246.7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84368" calcext:value-type="float">
            <text:p>246.7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44744" calcext:value-type="float">
            <text:p>246.7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91632" calcext:value-type="float">
            <text:p>246.9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04408" calcext:value-type="float">
            <text:p>247.1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53304" calcext:value-type="float">
            <text:p>246.6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50384" calcext:value-type="float">
            <text:p>246.1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18608" calcext:value-type="float">
            <text:p>246.4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20816" calcext:value-type="float">
            <text:p>247.3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6264" calcext:value-type="float">
            <text:p>247.4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3176" calcext:value-type="float">
            <text:p>247.1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28208" calcext:value-type="float">
            <text:p>247.0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212" calcext:value-type="float">
            <text:p>245.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6648" calcext:value-type="float">
            <text:p>245.9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06544" calcext:value-type="float">
            <text:p>245.9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53432" calcext:value-type="float">
            <text:p>246.1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3368" calcext:value-type="float">
            <text:p>246.4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2412" calcext:value-type="float">
            <text:p>246.3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52392" calcext:value-type="float">
            <text:p>245.4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14064" calcext:value-type="float">
            <text:p>245.1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14648" calcext:value-type="float">
            <text:p>245.2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40784" calcext:value-type="float">
            <text:p>245.5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88" calcext:value-type="float">
            <text:p>245.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00448" calcext:value-type="float">
            <text:p>245.9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93768" calcext:value-type="float">
            <text:p>245.7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40784" calcext:value-type="float">
            <text:p>245.5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164" calcext:value-type="float">
            <text:p>245.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82872" calcext:value-type="float">
            <text:p>245.4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2496" calcext:value-type="float">
            <text:p>245.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56608" calcext:value-type="float">
            <text:p>245.6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0552" calcext:value-type="float">
            <text:p>245.9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55768" calcext:value-type="float">
            <text:p>246.5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032" calcext:value-type="float">
            <text:p>246.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5272" calcext:value-type="float">
            <text:p>246.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4228" calcext:value-type="float">
            <text:p>246.8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2224" calcext:value-type="float">
            <text:p>246.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9948" calcext:value-type="float">
            <text:p>247.2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5432" calcext:value-type="float">
            <text:p>246.9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83656" calcext:value-type="float">
            <text:p>247.1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31968" calcext:value-type="float">
            <text:p>246.6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88128" calcext:value-type="float">
            <text:p>246.3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78984" calcext:value-type="float">
            <text:p>246.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90008" calcext:value-type="float">
            <text:p>246.1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0424" calcext:value-type="float">
            <text:p>246.4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42992" calcext:value-type="float">
            <text:p>246.4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43576" calcext:value-type="float">
            <text:p>246.5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11928" calcext:value-type="float">
            <text:p>246.3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36" calcext:value-type="float">
            <text:p>245.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55312" calcext:value-type="float">
            <text:p>245.9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67504" calcext:value-type="float">
            <text:p>245.9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40656" calcext:value-type="float">
            <text:p>246.0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18152" calcext:value-type="float">
            <text:p>245.8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33392" calcext:value-type="float">
            <text:p>245.8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28592" calcext:value-type="float">
            <text:p>245.5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926" calcext:value-type="float">
            <text:p>245.5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5064" calcext:value-type="float">
            <text:p>245.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28136" calcext:value-type="float">
            <text:p>244.9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90392" calcext:value-type="float">
            <text:p>244.6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59328" calcext:value-type="float">
            <text:p>244.5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46096" calcext:value-type="float">
            <text:p>243.8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20544" calcext:value-type="float">
            <text:p>243.6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0952" calcext:value-type="float">
            <text:p>243.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02128" calcext:value-type="float">
            <text:p>244.1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30728" calcext:value-type="float">
            <text:p>244.3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83712" calcext:value-type="float">
            <text:p>244.5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94608" calcext:value-type="float">
            <text:p>244.8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74312" calcext:value-type="float">
            <text:p>245.5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88" calcext:value-type="float">
            <text:p>245.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95648" calcext:value-type="float">
            <text:p>245.5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98696" calcext:value-type="float">
            <text:p>245.5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64" calcext:value-type="float">
            <text:p>245.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97528" calcext:value-type="float">
            <text:p>245.3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44416" calcext:value-type="float">
            <text:p>245.6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66336" calcext:value-type="float">
            <text:p>245.7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5168" calcext:value-type="float">
            <text:p>245.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87088" calcext:value-type="float">
            <text:p>245.6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24376" calcext:value-type="float">
            <text:p>245.3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31184" calcext:value-type="float">
            <text:p>244.9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34104" calcext:value-type="float">
            <text:p>245.4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6024" calcext:value-type="float">
            <text:p>245.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30928" calcext:value-type="float">
            <text:p>245.9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47336" calcext:value-type="float">
            <text:p>246.1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46752" calcext:value-type="float">
            <text:p>246.0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2976" calcext:value-type="float">
            <text:p>245.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56864" calcext:value-type="float">
            <text:p>244.6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85464" calcext:value-type="float">
            <text:p>244.8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12184" calcext:value-type="float">
            <text:p>245.3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50512" calcext:value-type="float">
            <text:p>245.6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82288" calcext:value-type="float">
            <text:p>245.3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49344" calcext:value-type="float">
            <text:p>245.4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0552" calcext:value-type="float">
            <text:p>245.9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6588" calcext:value-type="float">
            <text:p>245.1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56024" calcext:value-type="float">
            <text:p>245.5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56608" calcext:value-type="float">
            <text:p>245.6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6024" calcext:value-type="float">
            <text:p>245.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68344" calcext:value-type="float">
            <text:p>245.0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592" calcext:value-type="float">
            <text:p>245.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2016" calcext:value-type="float">
            <text:p>245.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87928" calcext:value-type="float">
            <text:p>244.7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54856" calcext:value-type="float">
            <text:p>245.3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3352" calcext:value-type="float">
            <text:p>245.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06672" calcext:value-type="float">
            <text:p>245.4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92016" calcext:value-type="float">
            <text:p>245.4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95064" calcext:value-type="float">
            <text:p>245.4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58488" calcext:value-type="float">
            <text:p>245.4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76192" calcext:value-type="float">
            <text:p>245.3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57192" calcext:value-type="float">
            <text:p>245.7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81448" calcext:value-type="float">
            <text:p>246.2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27168" calcext:value-type="float">
            <text:p>246.3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8696" calcext:value-type="float">
            <text:p>246.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18024" calcext:value-type="float">
            <text:p>246.3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55768" calcext:value-type="float">
            <text:p>246.5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6416" calcext:value-type="float">
            <text:p>246.4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66664" calcext:value-type="float">
            <text:p>246.8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7192" calcext:value-type="float">
            <text:p>247.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6524" calcext:value-type="float">
            <text:p>247.6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07328" calcext:value-type="float">
            <text:p>247.6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71336" calcext:value-type="float">
            <text:p>247.6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214" calcext:value-type="float">
            <text:p>247.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3664" calcext:value-type="float">
            <text:p>247.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38976" calcext:value-type="float">
            <text:p>247.8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87616" calcext:value-type="float">
            <text:p>248.3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99096" calcext:value-type="float">
            <text:p>248.7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64016" calcext:value-type="float">
            <text:p>250.0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56668" calcext:value-type="float">
            <text:p>251.5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742" calcext:value-type="float">
            <text:p>250.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85792" calcext:value-type="float">
            <text:p>245.9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87544" calcext:value-type="float">
            <text:p>246.2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99736" calcext:value-type="float">
            <text:p>246.2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8508" calcext:value-type="float">
            <text:p>246.3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18024" calcext:value-type="float">
            <text:p>246.3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51552" calcext:value-type="float">
            <text:p>246.3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4604" calcext:value-type="float">
            <text:p>246.4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26" calcext:value-type="float">
            <text:p>246.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85664" calcext:value-type="float">
            <text:p>246.4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00192" calcext:value-type="float">
            <text:p>246.9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53888" calcext:value-type="float">
            <text:p>246.7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75352" calcext:value-type="float">
            <text:p>246.2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99736" calcext:value-type="float">
            <text:p>246.2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50256" calcext:value-type="float">
            <text:p>246.6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58688" calcext:value-type="float">
            <text:p>247.0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4812" calcext:value-type="float">
            <text:p>247.8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0908" calcext:value-type="float">
            <text:p>247.9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6992" calcext:value-type="float">
            <text:p>247.9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3256" calcext:value-type="float">
            <text:p>247.7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09664" calcext:value-type="float">
            <text:p>248.0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18224" calcext:value-type="float">
            <text:p>247.9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6336" calcext:value-type="float">
            <text:p>247.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11416" calcext:value-type="float">
            <text:p>248.3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84568" calcext:value-type="float">
            <text:p>248.3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9432" calcext:value-type="float">
            <text:p>248.4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14464" calcext:value-type="float">
            <text:p>248.3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91376" calcext:value-type="float">
            <text:p>247.9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67576" calcext:value-type="float">
            <text:p>248.0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62648" calcext:value-type="float">
            <text:p>248.2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74384" calcext:value-type="float">
            <text:p>247.6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3176" calcext:value-type="float">
            <text:p>247.1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0804" calcext:value-type="float">
            <text:p>247.2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76976" calcext:value-type="float">
            <text:p>247.0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24448" calcext:value-type="float">
            <text:p>247.4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976" calcext:value-type="float">
            <text:p>247.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37936" calcext:value-type="float">
            <text:p>247.1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57976" calcext:value-type="float">
            <text:p>247.4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33592" calcext:value-type="float">
            <text:p>247.4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6744" calcext:value-type="float">
            <text:p>247.5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8236" calcext:value-type="float">
            <text:p>247.4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40272" calcext:value-type="float">
            <text:p>247.5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6712" calcext:value-type="float">
            <text:p>247.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69456" calcext:value-type="float">
            <text:p>247.8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57848" calcext:value-type="float">
            <text:p>247.9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0688" calcext:value-type="float">
            <text:p>247.8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738" calcext:value-type="float">
            <text:p>247.5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20104" calcext:value-type="float">
            <text:p>247.7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81648" calcext:value-type="float">
            <text:p>247.8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07784" calcext:value-type="float">
            <text:p>248.2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07656" calcext:value-type="float">
            <text:p>248.7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27112" calcext:value-type="float">
            <text:p>248.9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41184" calcext:value-type="float">
            <text:p>248.7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9368" calcext:value-type="float">
            <text:p>248.6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4916" calcext:value-type="float">
            <text:p>248.5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68616" calcext:value-type="float">
            <text:p>248.7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80936" calcext:value-type="float">
            <text:p>248.2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4916" calcext:value-type="float">
            <text:p>248.5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9488" calcext:value-type="float">
            <text:p>248.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37552" calcext:value-type="float">
            <text:p>248.6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77888" calcext:value-type="float">
            <text:p>248.2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23608" calcext:value-type="float">
            <text:p>248.3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56552" calcext:value-type="float">
            <text:p>248.2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59016" calcext:value-type="float">
            <text:p>248.1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56424" calcext:value-type="float">
            <text:p>248.7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35672" calcext:value-type="float">
            <text:p>248.8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8444" calcext:value-type="float">
            <text:p>248.8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1868" calcext:value-type="float">
            <text:p>248.5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00976" calcext:value-type="float">
            <text:p>248.6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30288" calcext:value-type="float">
            <text:p>248.4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24192" calcext:value-type="float">
            <text:p>248.4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40016" calcext:value-type="float">
            <text:p>248.5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5584" calcext:value-type="float">
            <text:p>248.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406" calcext:value-type="float">
            <text:p>248.6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36968" calcext:value-type="float">
            <text:p>248.5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05904" calcext:value-type="float">
            <text:p>248.4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16928" calcext:value-type="float">
            <text:p>248.2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95008" calcext:value-type="float">
            <text:p>248.0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56552" calcext:value-type="float">
            <text:p>248.2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4248" calcext:value-type="float">
            <text:p>248.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13168" calcext:value-type="float">
            <text:p>248.6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61352" calcext:value-type="float">
            <text:p>248.5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45528" calcext:value-type="float">
            <text:p>248.4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42936" calcext:value-type="float">
            <text:p>249.0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50328" calcext:value-type="float">
            <text:p>248.7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32624" calcext:value-type="float">
            <text:p>248.8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0224" calcext:value-type="float">
            <text:p>248.6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28992" calcext:value-type="float">
            <text:p>248.7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75296" calcext:value-type="float">
            <text:p>248.8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17968" calcext:value-type="float">
            <text:p>248.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24064" calcext:value-type="float">
            <text:p>248.9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30872" calcext:value-type="float">
            <text:p>248.5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66152" calcext:value-type="float">
            <text:p>248.8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80808" calcext:value-type="float">
            <text:p>248.7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17384" calcext:value-type="float">
            <text:p>248.8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406" calcext:value-type="float">
            <text:p>248.6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29704" calcext:value-type="float">
            <text:p>248.3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2912" calcext:value-type="float">
            <text:p>248.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3956" calcext:value-type="float">
            <text:p>247.9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32752" calcext:value-type="float">
            <text:p>248.3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32752" calcext:value-type="float">
            <text:p>248.3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64528" calcext:value-type="float">
            <text:p>248.0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40856" calcext:value-type="float">
            <text:p>247.6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44616" calcext:value-type="float">
            <text:p>247.2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98312" calcext:value-type="float">
            <text:p>247.0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41112" calcext:value-type="float">
            <text:p>246.6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20944" calcext:value-type="float">
            <text:p>246.8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6608" calcext:value-type="float">
            <text:p>246.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6184" calcext:value-type="float">
            <text:p>246.8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36056" calcext:value-type="float">
            <text:p>247.3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4176" calcext:value-type="float">
            <text:p>247.5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7192" calcext:value-type="float">
            <text:p>247.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35928" calcext:value-type="float">
            <text:p>247.8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83016" calcext:value-type="float">
            <text:p>249.6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44616" calcext:value-type="float">
            <text:p>247.2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7872" calcext:value-type="float">
            <text:p>247.3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84112" calcext:value-type="float">
            <text:p>247.7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10832" calcext:value-type="float">
            <text:p>248.2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89368" calcext:value-type="float">
            <text:p>248.6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3736" calcext:value-type="float">
            <text:p>247.8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0792" calcext:value-type="float">
            <text:p>247.8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59144" calcext:value-type="float">
            <text:p>247.6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9624" calcext:value-type="float">
            <text:p>247.6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20816" calcext:value-type="float">
            <text:p>247.3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04992" calcext:value-type="float">
            <text:p>247.2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0088" calcext:value-type="float">
            <text:p>246.8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35016" calcext:value-type="float">
            <text:p>246.6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23992" calcext:value-type="float">
            <text:p>246.8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5752" calcext:value-type="float">
            <text:p>246.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21528" calcext:value-type="float">
            <text:p>246.9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99024" calcext:value-type="float">
            <text:p>246.6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44744" calcext:value-type="float">
            <text:p>246.7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00776" calcext:value-type="float">
            <text:p>247.0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1368" calcext:value-type="float">
            <text:p>246.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17896" calcext:value-type="float">
            <text:p>246.8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6796" calcext:value-type="float">
            <text:p>246.5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04536" calcext:value-type="float">
            <text:p>246.6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97856" calcext:value-type="float">
            <text:p>246.4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40528" calcext:value-type="float">
            <text:p>246.5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47208" calcext:value-type="float">
            <text:p>246.6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3368" calcext:value-type="float">
            <text:p>246.4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988" calcext:value-type="float">
            <text:p>246.6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51424" calcext:value-type="float">
            <text:p>246.8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95392" calcext:value-type="float">
            <text:p>246.5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75352" calcext:value-type="float">
            <text:p>246.2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27168" calcext:value-type="float">
            <text:p>246.3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33264" calcext:value-type="float">
            <text:p>246.3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6208" calcext:value-type="float">
            <text:p>246.2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9568" calcext:value-type="float">
            <text:p>246.4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50968" calcext:value-type="float">
            <text:p>246.2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9256" calcext:value-type="float">
            <text:p>246.2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988" calcext:value-type="float">
            <text:p>246.6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73344" calcext:value-type="float">
            <text:p>246.9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16472" calcext:value-type="float">
            <text:p>247.6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80608" calcext:value-type="float">
            <text:p>247.1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4144" calcext:value-type="float">
            <text:p>247.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6264" calcext:value-type="float">
            <text:p>247.4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7756" calcext:value-type="float">
            <text:p>247.1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9232" calcext:value-type="float">
            <text:p>246.8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34432" calcext:value-type="float">
            <text:p>246.5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5272" calcext:value-type="float">
            <text:p>246.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118" calcext:value-type="float">
            <text:p>246.8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65952" calcext:value-type="float">
            <text:p>247.2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5564" calcext:value-type="float">
            <text:p>247.0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92216" calcext:value-type="float">
            <text:p>247.0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4176" calcext:value-type="float">
            <text:p>247.5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7224" calcext:value-type="float">
            <text:p>247.5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36512" calcext:value-type="float">
            <text:p>247.9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3944" calcext:value-type="float">
            <text:p>247.9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48248" calcext:value-type="float">
            <text:p>247.3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1776" calcext:value-type="float">
            <text:p>247.3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0112" calcext:value-type="float">
            <text:p>246.2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9364" calcext:value-type="float">
            <text:p>246.2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46752" calcext:value-type="float">
            <text:p>246.0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94936" calcext:value-type="float">
            <text:p>245.9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5224" calcext:value-type="float">
            <text:p>246.7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71136" calcext:value-type="float">
            <text:p>246.0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93184" calcext:value-type="float">
            <text:p>245.6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74312" calcext:value-type="float">
            <text:p>245.5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0596" calcext:value-type="float">
            <text:p>245.8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64456" calcext:value-type="float">
            <text:p>245.9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46296" calcext:value-type="float">
            <text:p>245.4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5752" calcext:value-type="float">
            <text:p>245.6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64456" calcext:value-type="float">
            <text:p>245.9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46624" calcext:value-type="float">
            <text:p>246.5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89296" calcext:value-type="float">
            <text:p>246.5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95976" calcext:value-type="float">
            <text:p>246.6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24576" calcext:value-type="float">
            <text:p>246.9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0736" calcext:value-type="float">
            <text:p>246.6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5752" calcext:value-type="float">
            <text:p>246.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61152" calcext:value-type="float">
            <text:p>246.9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17184" calcext:value-type="float">
            <text:p>247.2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37936" calcext:value-type="float">
            <text:p>247.1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20232" calcext:value-type="float">
            <text:p>247.2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87288" calcext:value-type="float">
            <text:p>247.2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7756" calcext:value-type="float">
            <text:p>247.1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13424" calcext:value-type="float">
            <text:p>247.6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6888" calcext:value-type="float">
            <text:p>247.8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18808" calcext:value-type="float">
            <text:p>248.0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6784" calcext:value-type="float">
            <text:p>247.8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3736" calcext:value-type="float">
            <text:p>247.8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0128" calcext:value-type="float">
            <text:p>247.1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988" calcext:value-type="float">
            <text:p>246.6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9468" calcext:value-type="float">
            <text:p>246.9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642" calcext:value-type="float">
            <text:p>246.9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73928" calcext:value-type="float">
            <text:p>247.0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21984" calcext:value-type="float">
            <text:p>247.5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04408" calcext:value-type="float">
            <text:p>247.1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9272" calcext:value-type="float">
            <text:p>247.1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44872" calcext:value-type="float">
            <text:p>246.2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42992" calcext:value-type="float">
            <text:p>246.4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62448" calcext:value-type="float">
            <text:p>246.6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97728" calcext:value-type="float">
            <text:p>246.9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0992" calcext:value-type="float">
            <text:p>247.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24576" calcext:value-type="float">
            <text:p>246.9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91304" calcext:value-type="float">
            <text:p>245.8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39616" calcext:value-type="float">
            <text:p>245.3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27424" calcext:value-type="float">
            <text:p>245.3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77488" calcext:value-type="float">
            <text:p>245.0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77488" calcext:value-type="float">
            <text:p>245.0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46424" calcext:value-type="float">
            <text:p>244.9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35984" calcext:value-type="float">
            <text:p>245.2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03624" calcext:value-type="float">
            <text:p>245.4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6696" calcext:value-type="float">
            <text:p>244.8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71392" calcext:value-type="float">
            <text:p>245.0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77488" calcext:value-type="float">
            <text:p>245.0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01872" calcext:value-type="float">
            <text:p>245.1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89224" calcext:value-type="float">
            <text:p>244.4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07512" calcext:value-type="float">
            <text:p>244.5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20872" calcext:value-type="float">
            <text:p>244.7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29304" calcext:value-type="float">
            <text:p>245.1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24376" calcext:value-type="float">
            <text:p>245.3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37736" calcext:value-type="float">
            <text:p>245.5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01744" calcext:value-type="float">
            <text:p>245.6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43832" calcext:value-type="float">
            <text:p>245.5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60952" calcext:value-type="float">
            <text:p>245.3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36" calcext:value-type="float">
            <text:p>245.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83456" calcext:value-type="float">
            <text:p>245.5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99864" calcext:value-type="float">
            <text:p>245.7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07712" calcext:value-type="float">
            <text:p>246.1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32096" calcext:value-type="float">
            <text:p>246.1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2704" calcext:value-type="float">
            <text:p>245.6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77944" calcext:value-type="float">
            <text:p>245.6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9072" calcext:value-type="float">
            <text:p>245.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37608" calcext:value-type="float">
            <text:p>246.0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90008" calcext:value-type="float">
            <text:p>246.1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28464" calcext:value-type="float">
            <text:p>246.0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68088" calcext:value-type="float">
            <text:p>246.0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07128" calcext:value-type="float">
            <text:p>246.0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4124" calcext:value-type="float">
            <text:p>246.1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0112" calcext:value-type="float">
            <text:p>246.2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15688" calcext:value-type="float">
            <text:p>245.9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47336" calcext:value-type="float">
            <text:p>246.1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21784" calcext:value-type="float">
            <text:p>245.9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0408" calcext:value-type="float">
            <text:p>246.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84496" calcext:value-type="float">
            <text:p>246.2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5836" calcext:value-type="float">
            <text:p>245.9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07" calcext:value-type="float">
            <text:p>246.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784" calcext:value-type="float">
            <text:p>246.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26128" calcext:value-type="float">
            <text:p>245.6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2308" calcext:value-type="float">
            <text:p>245.6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07128" calcext:value-type="float">
            <text:p>246.0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58032" calcext:value-type="float">
            <text:p>244.8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00704" calcext:value-type="float">
            <text:p>244.9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592" calcext:value-type="float">
            <text:p>245.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90976" calcext:value-type="float">
            <text:p>244.7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8488" calcext:value-type="float">
            <text:p>244.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05632" calcext:value-type="float">
            <text:p>244.7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496" calcext:value-type="float">
            <text:p>244.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1056" calcext:value-type="float">
            <text:p>244.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49472" calcext:value-type="float">
            <text:p>244.9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6776" calcext:value-type="float">
            <text:p>244.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94024" calcext:value-type="float">
            <text:p>244.7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51936" calcext:value-type="float">
            <text:p>244.8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48304" calcext:value-type="float">
            <text:p>244.7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0868" calcext:value-type="float">
            <text:p>244.7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06" calcext:value-type="float">
            <text:p>244.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65296" calcext:value-type="float">
            <text:p>245.0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4208" calcext:value-type="float">
            <text:p>245.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70096" calcext:value-type="float">
            <text:p>245.3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2496" calcext:value-type="float">
            <text:p>245.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96232" calcext:value-type="float">
            <text:p>245.6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49928" calcext:value-type="float">
            <text:p>245.5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32936" calcext:value-type="float">
            <text:p>245.2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62248" calcext:value-type="float">
            <text:p>245.0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59784" calcext:value-type="float">
            <text:p>245.1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23208" calcext:value-type="float">
            <text:p>245.1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47592" calcext:value-type="float">
            <text:p>245.1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6776" calcext:value-type="float">
            <text:p>244.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5252" calcext:value-type="float">
            <text:p>244.9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62248" calcext:value-type="float">
            <text:p>245.0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02456" calcext:value-type="float">
            <text:p>245.2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17696" calcext:value-type="float">
            <text:p>245.2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3648" calcext:value-type="float">
            <text:p>244.8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068" calcext:value-type="float">
            <text:p>244.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62248" calcext:value-type="float">
            <text:p>245.0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28136" calcext:value-type="float">
            <text:p>244.9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58032" calcext:value-type="float">
            <text:p>244.8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06" calcext:value-type="float">
            <text:p>244.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43376" calcext:value-type="float">
            <text:p>244.9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75152" calcext:value-type="float">
            <text:p>244.6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05048" calcext:value-type="float">
            <text:p>244.6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76448" calcext:value-type="float">
            <text:p>244.3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6484" calcext:value-type="float">
            <text:p>244.4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00248" calcext:value-type="float">
            <text:p>244.3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1056" calcext:value-type="float">
            <text:p>244.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87928" calcext:value-type="float">
            <text:p>244.7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5816" calcext:value-type="float">
            <text:p>244.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76448" calcext:value-type="float">
            <text:p>244.3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53232" calcext:value-type="float">
            <text:p>244.5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61792" calcext:value-type="float">
            <text:p>244.4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62376" calcext:value-type="float">
            <text:p>244.5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02584" calcext:value-type="float">
            <text:p>244.7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73856" calcext:value-type="float">
            <text:p>244.9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59912" calcext:value-type="float">
            <text:p>244.6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69056" calcext:value-type="float">
            <text:p>244.6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02584" calcext:value-type="float">
            <text:p>244.7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75736" calcext:value-type="float">
            <text:p>244.7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63544" calcext:value-type="float">
            <text:p>244.7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70224" calcext:value-type="float">
            <text:p>244.8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44544" calcext:value-type="float">
            <text:p>245.1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89096" calcext:value-type="float">
            <text:p>244.9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1348" calcext:value-type="float">
            <text:p>245.0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11016" calcext:value-type="float">
            <text:p>245.1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7444" calcext:value-type="float">
            <text:p>245.0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47008" calcext:value-type="float">
            <text:p>245.0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01872" calcext:value-type="float">
            <text:p>245.1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20744" calcext:value-type="float">
            <text:p>245.2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23792" calcext:value-type="float">
            <text:p>245.2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4208" calcext:value-type="float">
            <text:p>245.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39616" calcext:value-type="float">
            <text:p>245.3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28592" calcext:value-type="float">
            <text:p>245.5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95648" calcext:value-type="float">
            <text:p>245.5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63872" calcext:value-type="float">
            <text:p>245.8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72888" calcext:value-type="float">
            <text:p>246.3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9232" calcext:value-type="float">
            <text:p>246.8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0208" calcext:value-type="float">
            <text:p>247.7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27552" calcext:value-type="float">
            <text:p>244.8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02584" calcext:value-type="float">
            <text:p>244.7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42208" calcext:value-type="float">
            <text:p>244.7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58032" calcext:value-type="float">
            <text:p>244.8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85464" calcext:value-type="float">
            <text:p>244.8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86048" calcext:value-type="float">
            <text:p>244.9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32352" calcext:value-type="float">
            <text:p>245.1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2684" calcext:value-type="float">
            <text:p>245.2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46296" calcext:value-type="float">
            <text:p>245.4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37736" calcext:value-type="float">
            <text:p>245.5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37736" calcext:value-type="float">
            <text:p>245.5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89552" calcext:value-type="float">
            <text:p>245.5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2976" calcext:value-type="float">
            <text:p>245.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52848" calcext:value-type="float">
            <text:p>246.0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84496" calcext:value-type="float">
            <text:p>246.2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40216" calcext:value-type="float">
            <text:p>250.1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48504" calcext:value-type="float">
            <text:p>246.3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80736" calcext:value-type="float">
            <text:p>246.6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82616" calcext:value-type="float">
            <text:p>246.4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71136" calcext:value-type="float">
            <text:p>246.0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57064" calcext:value-type="float">
            <text:p>246.2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52136" calcext:value-type="float">
            <text:p>246.4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27752" calcext:value-type="float">
            <text:p>246.4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99024" calcext:value-type="float">
            <text:p>246.6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06872" calcext:value-type="float">
            <text:p>247.0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71464" calcext:value-type="float">
            <text:p>247.1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15176" calcext:value-type="float">
            <text:p>247.9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04352" calcext:value-type="float">
            <text:p>249.7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85852" calcext:value-type="float">
            <text:p>254.8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81992" calcext:value-type="float">
            <text:p>253.6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520704" calcext:value-type="float">
            <text:p>252.5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36312" calcext:value-type="float">
            <text:p>246.3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51552" calcext:value-type="float">
            <text:p>246.3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41112" calcext:value-type="float">
            <text:p>246.6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42864" calcext:value-type="float">
            <text:p>246.9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7276" calcext:value-type="float">
            <text:p>246.8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17312" calcext:value-type="float">
            <text:p>246.7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71008" calcext:value-type="float">
            <text:p>246.5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63032" calcext:value-type="float">
            <text:p>246.7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66664" calcext:value-type="float">
            <text:p>246.8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4896" calcext:value-type="float">
            <text:p>246.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16728" calcext:value-type="float">
            <text:p>246.6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08168" calcext:value-type="float">
            <text:p>246.7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0112" calcext:value-type="float">
            <text:p>246.2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26584" calcext:value-type="float">
            <text:p>246.2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13808" calcext:value-type="float">
            <text:p>246.1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43704" calcext:value-type="float">
            <text:p>246.0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48504" calcext:value-type="float">
            <text:p>246.3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78984" calcext:value-type="float">
            <text:p>246.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69128" calcext:value-type="float">
            <text:p>246.7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6796" calcext:value-type="float">
            <text:p>246.5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53304" calcext:value-type="float">
            <text:p>246.6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89168" calcext:value-type="float">
            <text:p>247.0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71008" calcext:value-type="float">
            <text:p>246.5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0424" calcext:value-type="float">
            <text:p>246.4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30216" calcext:value-type="float">
            <text:p>246.3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9568" calcext:value-type="float">
            <text:p>246.4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97272" calcext:value-type="float">
            <text:p>246.3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03952" calcext:value-type="float">
            <text:p>246.5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46496" calcext:value-type="float">
            <text:p>247.0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88712" calcext:value-type="float">
            <text:p>246.4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25288" calcext:value-type="float">
            <text:p>246.5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70424" calcext:value-type="float">
            <text:p>246.4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34432" calcext:value-type="float">
            <text:p>246.5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8272" calcext:value-type="float">
            <text:p>246.7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76392" calcext:value-type="float">
            <text:p>246.9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17768" calcext:value-type="float">
            <text:p>247.3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3216" calcext:value-type="float">
            <text:p>247.4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72048" calcext:value-type="float">
            <text:p>247.2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54344" calcext:value-type="float">
            <text:p>247.3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5" calcext:value-type="float">
            <text:p>247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54928" calcext:value-type="float">
            <text:p>247.4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17768" calcext:value-type="float">
            <text:p>247.3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85408" calcext:value-type="float">
            <text:p>247.4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10504" calcext:value-type="float">
            <text:p>247.1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40984" calcext:value-type="float">
            <text:p>247.1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404" calcext:value-type="float">
            <text:p>247.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53176" calcext:value-type="float">
            <text:p>247.1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8424" calcext:value-type="float">
            <text:p>247.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64656" calcext:value-type="float">
            <text:p>247.5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9352" calcext:value-type="float">
            <text:p>247.7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88328" calcext:value-type="float">
            <text:p>247.9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01104" calcext:value-type="float">
            <text:p>248.1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13168" calcext:value-type="float">
            <text:p>248.6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33208" calcext:value-type="float">
            <text:p>248.9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1784" calcext:value-type="float">
            <text:p>249.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3308" calcext:value-type="float">
            <text:p>249.4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55712" calcext:value-type="float">
            <text:p>249.1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77176" calcext:value-type="float">
            <text:p>248.6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13752" calcext:value-type="float">
            <text:p>248.7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69912" calcext:value-type="float">
            <text:p>248.4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406" calcext:value-type="float">
            <text:p>248.6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09992" calcext:value-type="float">
            <text:p>249.1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22312" calcext:value-type="float">
            <text:p>248.6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28408" calcext:value-type="float">
            <text:p>248.6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9488" calcext:value-type="float">
            <text:p>248.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882" calcext:value-type="float">
            <text:p>248.4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710704" calcext:value-type="float">
            <text:p>248.7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29576" calcext:value-type="float">
            <text:p>248.8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585736" calcext:value-type="float">
            <text:p>248.5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57264" calcext:value-type="float">
            <text:p>247.8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6784" calcext:value-type="float">
            <text:p>247.8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3672" calcext:value-type="float">
            <text:p>248.0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91248" calcext:value-type="float">
            <text:p>248.4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7296" calcext:value-type="float">
            <text:p>248.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79056" calcext:value-type="float">
            <text:p>248.4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32624" calcext:value-type="float">
            <text:p>248.8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37424" calcext:value-type="float">
            <text:p>249.1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70952" calcext:value-type="float">
            <text:p>249.1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73416" calcext:value-type="float">
            <text:p>249.0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2828" calcext:value-type="float">
            <text:p>249.1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05192" calcext:value-type="float">
            <text:p>248.8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17384" calcext:value-type="float">
            <text:p>248.8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53832" calcext:value-type="float">
            <text:p>249.3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4832" calcext:value-type="float">
            <text:p>249.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48904" calcext:value-type="float">
            <text:p>249.5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86776" calcext:value-type="float">
            <text:p>249.2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69072" calcext:value-type="float">
            <text:p>249.3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4352" calcext:value-type="float">
            <text:p>249.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01432" calcext:value-type="float">
            <text:p>249.2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80096" calcext:value-type="float">
            <text:p>249.1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57008" calcext:value-type="float">
            <text:p>248.8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902728" calcext:value-type="float">
            <text:p>248.9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167904" calcext:value-type="float">
            <text:p>249.1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89824" calcext:value-type="float">
            <text:p>249.2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23224" calcext:value-type="float">
            <text:p>249.8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51952" calcext:value-type="float">
            <text:p>249.5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75752" calcext:value-type="float">
            <text:p>249.4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27568" calcext:value-type="float">
            <text:p>249.5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26984" calcext:value-type="float">
            <text:p>249.4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95208" calcext:value-type="float">
            <text:p>249.6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12328" calcext:value-type="float">
            <text:p>249.5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6356" calcext:value-type="float">
            <text:p>249.4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57464" calcext:value-type="float">
            <text:p>249.4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73872" calcext:value-type="float">
            <text:p>249.6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51952" calcext:value-type="float">
            <text:p>249.5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92872" calcext:value-type="float">
            <text:p>249.2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00136" calcext:value-type="float">
            <text:p>249.5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2264" calcext:value-type="float">
            <text:p>249.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942096" calcext:value-type="float">
            <text:p>249.9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18752" calcext:value-type="float">
            <text:p>250.6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566936" calcext:value-type="float">
            <text:p>250.5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716288" calcext:value-type="float">
            <text:p>250.7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6272" calcext:value-type="float">
            <text:p>250.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49232" calcext:value-type="float">
            <text:p>250.6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88984" calcext:value-type="float">
            <text:p>250.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685808" calcext:value-type="float">
            <text:p>250.6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295152" calcext:value-type="float">
            <text:p>252.2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55456" calcext:value-type="float">
            <text:p>250.1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59672" calcext:value-type="float">
            <text:p>250.3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14936" calcext:value-type="float">
            <text:p>250.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304808" calcext:value-type="float">
            <text:p>250.3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9028" calcext:value-type="float">
            <text:p>249.8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234704" calcext:value-type="float">
            <text:p>250.2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91448" calcext:value-type="float">
            <text:p>250.0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58632" calcext:value-type="float">
            <text:p>249.6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832368" calcext:value-type="float">
            <text:p>249.8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19008" calcext:value-type="float">
            <text:p>249.6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31784" calcext:value-type="float">
            <text:p>249.7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515376" calcext:value-type="float">
            <text:p>249.5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728736" calcext:value-type="float">
            <text:p>249.7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015248" calcext:value-type="float">
            <text:p>250.0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268488" calcext:value-type="float">
            <text:p>249.2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87944" calcext:value-type="float">
            <text:p>249.4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00636" calcext:value-type="float">
            <text:p>249.0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78344" calcext:value-type="float">
            <text:p>248.8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817384" calcext:value-type="float">
            <text:p>248.8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420888" calcext:value-type="float">
            <text:p>249.4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628152" calcext:value-type="float">
            <text:p>249.6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2724" calcext:value-type="float">
            <text:p>248.4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604024" calcext:value-type="float">
            <text:p>248.6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7304" calcext:value-type="float">
            <text:p>248.1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71792" calcext:value-type="float">
            <text:p>248.2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3672" calcext:value-type="float">
            <text:p>248.0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40144" calcext:value-type="float">
            <text:p>248.0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3696" calcext:value-type="float">
            <text:p>247.5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37224" calcext:value-type="float">
            <text:p>247.5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41312" calcext:value-type="float">
            <text:p>248.2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4256" calcext:value-type="float">
            <text:p>248.1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23608" calcext:value-type="float">
            <text:p>248.3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219976" calcext:value-type="float">
            <text:p>248.2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54088" calcext:value-type="float">
            <text:p>248.3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338848" calcext:value-type="float">
            <text:p>248.3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32296" calcext:value-type="float">
            <text:p>247.7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672" calcext:value-type="float">
            <text:p>248.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048" calcext:value-type="float">
            <text:p>247.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3288" calcext:value-type="float">
            <text:p>247.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81192" calcext:value-type="float">
            <text:p>247.2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9572" calcext:value-type="float">
            <text:p>247.6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4332" calcext:value-type="float">
            <text:p>247.5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19064" calcext:value-type="float">
            <text:p>247.0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1472" calcext:value-type="float">
            <text:p>247.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23408" calcext:value-type="float">
            <text:p>246.7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08168" calcext:value-type="float">
            <text:p>246.7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43576" calcext:value-type="float">
            <text:p>246.5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23408" calcext:value-type="float">
            <text:p>246.7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6984" calcext:value-type="float">
            <text:p>246.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62704" calcext:value-type="float">
            <text:p>245.6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1264" calcext:value-type="float">
            <text:p>245.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72304" calcext:value-type="float">
            <text:p>246.2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21656" calcext:value-type="float">
            <text:p>246.4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9176" calcext:value-type="float">
            <text:p>246.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01488" calcext:value-type="float">
            <text:p>246.6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37808" calcext:value-type="float">
            <text:p>247.6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77832" calcext:value-type="float">
            <text:p>250.8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40784" calcext:value-type="float">
            <text:p>245.5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28592" calcext:value-type="float">
            <text:p>245.5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8404" calcext:value-type="float">
            <text:p>245.6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9448" calcext:value-type="float">
            <text:p>245.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63416" calcext:value-type="float">
            <text:p>245.2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20744" calcext:value-type="float">
            <text:p>245.2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95776" calcext:value-type="float">
            <text:p>245.0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4584" calcext:value-type="float">
            <text:p>244.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95448" calcext:value-type="float">
            <text:p>243.9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5336" calcext:value-type="float">
            <text:p>244.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13152" calcext:value-type="float">
            <text:p>243.9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20544" calcext:value-type="float">
            <text:p>243.6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1808" calcext:value-type="float">
            <text:p>243.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23592" calcext:value-type="float">
            <text:p>243.6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6744" calcext:value-type="float">
            <text:p>243.6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77872" calcext:value-type="float">
            <text:p>243.5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74824" calcext:value-type="float">
            <text:p>243.5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82216" calcext:value-type="float">
            <text:p>243.2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40128" calcext:value-type="float">
            <text:p>243.3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3708" calcext:value-type="float">
            <text:p>243.3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76704" calcext:value-type="float">
            <text:p>243.3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13864" calcext:value-type="float">
            <text:p>243.5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78456" calcext:value-type="float">
            <text:p>243.6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51024" calcext:value-type="float">
            <text:p>243.6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7392" calcext:value-type="float">
            <text:p>243.5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1296" calcext:value-type="float">
            <text:p>243.5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01672" calcext:value-type="float">
            <text:p>243.5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83384" calcext:value-type="float">
            <text:p>243.4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16912" calcext:value-type="float">
            <text:p>243.5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6568" calcext:value-type="float">
            <text:p>243.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75536" calcext:value-type="float">
            <text:p>243.1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68272" calcext:value-type="float">
            <text:p>242.9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68272" calcext:value-type="float">
            <text:p>242.9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87856" calcext:value-type="float">
            <text:p>242.6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39088" calcext:value-type="float">
            <text:p>242.6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87856" calcext:value-type="float">
            <text:p>242.6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9512" calcext:value-type="float">
            <text:p>242.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02968" calcext:value-type="float">
            <text:p>243.2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68272" calcext:value-type="float">
            <text:p>242.9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256" calcext:value-type="float">
            <text:p>242.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2372" calcext:value-type="float">
            <text:p>243.1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67104" calcext:value-type="float">
            <text:p>242.7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76248" calcext:value-type="float">
            <text:p>242.7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89024" calcext:value-type="float">
            <text:p>242.8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65808" calcext:value-type="float">
            <text:p>243.0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37664" calcext:value-type="float">
            <text:p>243.4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7424" calcext:value-type="float">
            <text:p>243.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1808" calcext:value-type="float">
            <text:p>243.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7048" calcext:value-type="float">
            <text:p>243.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37536" calcext:value-type="float">
            <text:p>243.9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6744" calcext:value-type="float">
            <text:p>243.6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63216" calcext:value-type="float">
            <text:p>243.6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63216" calcext:value-type="float">
            <text:p>243.6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7392" calcext:value-type="float">
            <text:p>243.5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14448" calcext:value-type="float">
            <text:p>243.6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56536" calcext:value-type="float">
            <text:p>243.5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85848" calcext:value-type="float">
            <text:p>243.3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34616" calcext:value-type="float">
            <text:p>243.4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45512" calcext:value-type="float">
            <text:p>243.7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3696" calcext:value-type="float">
            <text:p>243.6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05888" calcext:value-type="float">
            <text:p>243.7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57704" calcext:value-type="float">
            <text:p>243.7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85136" calcext:value-type="float">
            <text:p>243.7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82672" calcext:value-type="float">
            <text:p>243.8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82672" calcext:value-type="float">
            <text:p>243.8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6744" calcext:value-type="float">
            <text:p>243.6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71064" calcext:value-type="float">
            <text:p>243.9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55824" calcext:value-type="float">
            <text:p>243.9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86888" calcext:value-type="float">
            <text:p>244.0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3144" calcext:value-type="float">
            <text:p>243.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91816" calcext:value-type="float">
            <text:p>243.8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04008" calcext:value-type="float">
            <text:p>243.9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87472" calcext:value-type="float">
            <text:p>244.1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27808" calcext:value-type="float">
            <text:p>243.8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90648" calcext:value-type="float">
            <text:p>243.6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11984" calcext:value-type="float">
            <text:p>243.7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91232" calcext:value-type="float">
            <text:p>243.7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68016" calcext:value-type="float">
            <text:p>243.9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08808" calcext:value-type="float">
            <text:p>244.2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78328" calcext:value-type="float">
            <text:p>244.1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88056" calcext:value-type="float">
            <text:p>244.2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37408" calcext:value-type="float">
            <text:p>244.4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65424" calcext:value-type="float">
            <text:p>244.5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72232" calcext:value-type="float">
            <text:p>244.1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74696" calcext:value-type="float">
            <text:p>244.0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7048" calcext:value-type="float">
            <text:p>243.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5524" calcext:value-type="float">
            <text:p>243.8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50312" calcext:value-type="float">
            <text:p>244.0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87472" calcext:value-type="float">
            <text:p>244.1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69184" calcext:value-type="float">
            <text:p>244.1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27808" calcext:value-type="float">
            <text:p>243.8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2664" calcext:value-type="float">
            <text:p>243.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32152" calcext:value-type="float">
            <text:p>243.5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53488" calcext:value-type="float">
            <text:p>243.5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22424" calcext:value-type="float">
            <text:p>243.4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49272" calcext:value-type="float">
            <text:p>243.3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32152" calcext:value-type="float">
            <text:p>243.5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44928" calcext:value-type="float">
            <text:p>243.6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36368" calcext:value-type="float">
            <text:p>243.7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16784" calcext:value-type="float">
            <text:p>244.0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54528" calcext:value-type="float">
            <text:p>244.2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39288" calcext:value-type="float">
            <text:p>244.2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00248" calcext:value-type="float">
            <text:p>244.3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1244" calcext:value-type="float">
            <text:p>244.3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64968" calcext:value-type="float">
            <text:p>243.9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34488" calcext:value-type="float">
            <text:p>243.9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16784" calcext:value-type="float">
            <text:p>244.0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53944" calcext:value-type="float">
            <text:p>244.1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28392" calcext:value-type="float">
            <text:p>243.9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37536" calcext:value-type="float">
            <text:p>243.9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72232" calcext:value-type="float">
            <text:p>244.1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74112" calcext:value-type="float">
            <text:p>243.9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10104" calcext:value-type="float">
            <text:p>243.9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96032" calcext:value-type="float">
            <text:p>244.0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98952" calcext:value-type="float">
            <text:p>244.5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82544" calcext:value-type="float">
            <text:p>244.3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5148" calcext:value-type="float">
            <text:p>244.2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21" calcext:value-type="float">
            <text:p>244.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83256" calcext:value-type="float">
            <text:p>243.9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65552" calcext:value-type="float">
            <text:p>244.0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686" calcext:value-type="float">
            <text:p>244.0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5524" calcext:value-type="float">
            <text:p>243.8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51024" calcext:value-type="float">
            <text:p>243.6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1296" calcext:value-type="float">
            <text:p>243.5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53488" calcext:value-type="float">
            <text:p>243.5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49272" calcext:value-type="float">
            <text:p>243.3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57832" calcext:value-type="float">
            <text:p>243.2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828" calcext:value-type="float">
            <text:p>243.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64384" calcext:value-type="float">
            <text:p>243.8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83384" calcext:value-type="float">
            <text:p>243.4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828" calcext:value-type="float">
            <text:p>243.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13864" calcext:value-type="float">
            <text:p>243.5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1516" calcext:value-type="float">
            <text:p>243.2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34032" calcext:value-type="float">
            <text:p>243.3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24304" calcext:value-type="float">
            <text:p>243.2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13992" calcext:value-type="float">
            <text:p>243.0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44472" calcext:value-type="float">
            <text:p>243.0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12696" calcext:value-type="float">
            <text:p>243.3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1296" calcext:value-type="float">
            <text:p>243.5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10816" calcext:value-type="float">
            <text:p>243.5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64512" calcext:value-type="float">
            <text:p>243.3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41296" calcext:value-type="float">
            <text:p>243.5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2664" calcext:value-type="float">
            <text:p>243.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73528" calcext:value-type="float">
            <text:p>243.8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54528" calcext:value-type="float">
            <text:p>244.2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40456" calcext:value-type="float">
            <text:p>244.4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50184" calcext:value-type="float">
            <text:p>244.5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75152" calcext:value-type="float">
            <text:p>244.6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8008" calcext:value-type="float">
            <text:p>244.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47136" calcext:value-type="float">
            <text:p>244.5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09848" calcext:value-type="float">
            <text:p>244.9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32352" calcext:value-type="float">
            <text:p>245.1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61664" calcext:value-type="float">
            <text:p>244.9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92144" calcext:value-type="float">
            <text:p>244.9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43376" calcext:value-type="float">
            <text:p>244.9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17824" calcext:value-type="float">
            <text:p>244.7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42208" calcext:value-type="float">
            <text:p>244.7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0012" calcext:value-type="float">
            <text:p>244.8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06928" calcext:value-type="float">
            <text:p>244.4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15488" calcext:value-type="float">
            <text:p>244.3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63672" calcext:value-type="float">
            <text:p>244.2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13024" calcext:value-type="float">
            <text:p>244.4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89936" calcext:value-type="float">
            <text:p>244.0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49144" calcext:value-type="float">
            <text:p>243.8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91816" calcext:value-type="float">
            <text:p>243.8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64968" calcext:value-type="float">
            <text:p>243.9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13152" calcext:value-type="float">
            <text:p>243.9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7716" calcext:value-type="float">
            <text:p>243.9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49728" calcext:value-type="float">
            <text:p>243.9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995448" calcext:value-type="float">
            <text:p>243.9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8384" calcext:value-type="float">
            <text:p>244.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26512" calcext:value-type="float">
            <text:p>244.1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089936" calcext:value-type="float">
            <text:p>244.0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147848" calcext:value-type="float">
            <text:p>244.1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60624" calcext:value-type="float">
            <text:p>244.2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42336" calcext:value-type="float">
            <text:p>244.2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4292" calcext:value-type="float">
            <text:p>244.3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58744" calcext:value-type="float">
            <text:p>244.4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44088" calcext:value-type="float">
            <text:p>244.5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68472" calcext:value-type="float">
            <text:p>244.5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72104" calcext:value-type="float">
            <text:p>244.6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483128" calcext:value-type="float">
            <text:p>244.4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28848" calcext:value-type="float">
            <text:p>244.5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559328" calcext:value-type="float">
            <text:p>244.5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27552" calcext:value-type="float">
            <text:p>244.8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1348" calcext:value-type="float">
            <text:p>245.0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27424" calcext:value-type="float">
            <text:p>245.3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54856" calcext:value-type="float">
            <text:p>245.3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45128" calcext:value-type="float">
            <text:p>245.2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02456" calcext:value-type="float">
            <text:p>245.2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75608" calcext:value-type="float">
            <text:p>245.2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59912" calcext:value-type="float">
            <text:p>244.6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51352" calcext:value-type="float">
            <text:p>244.7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87928" calcext:value-type="float">
            <text:p>244.7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6964" calcext:value-type="float">
            <text:p>244.7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51936" calcext:value-type="float">
            <text:p>244.8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83" calcext:value-type="float">
            <text:p>244.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04336" calcext:value-type="float">
            <text:p>245.0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39616" calcext:value-type="float">
            <text:p>245.3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38448" calcext:value-type="float">
            <text:p>245.1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5732" calcext:value-type="float">
            <text:p>245.2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88968" calcext:value-type="float">
            <text:p>245.4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504208" calcext:value-type="float">
            <text:p>245.5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54728" calcext:value-type="float">
            <text:p>245.8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52264" calcext:value-type="float">
            <text:p>245.9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60824" calcext:value-type="float">
            <text:p>245.8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24832" calcext:value-type="float">
            <text:p>245.9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47464" calcext:value-type="float">
            <text:p>245.6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26128" calcext:value-type="float">
            <text:p>245.6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21784" calcext:value-type="float">
            <text:p>245.9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6504" calcext:value-type="float">
            <text:p>246.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28464" calcext:value-type="float">
            <text:p>246.0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0408" calcext:value-type="float">
            <text:p>246.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52848" calcext:value-type="float">
            <text:p>246.0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98568" calcext:value-type="float">
            <text:p>246.0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72888" calcext:value-type="float">
            <text:p>246.3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41696" calcext:value-type="float">
            <text:p>246.7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5224" calcext:value-type="float">
            <text:p>246.7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66664" calcext:value-type="float">
            <text:p>246.8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90464" calcext:value-type="float">
            <text:p>246.7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9232" calcext:value-type="float">
            <text:p>246.8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53888" calcext:value-type="float">
            <text:p>246.7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87416" calcext:value-type="float">
            <text:p>246.7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08752" calcext:value-type="float">
            <text:p>246.8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46496" calcext:value-type="float">
            <text:p>247.0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13552" calcext:value-type="float">
            <text:p>247.1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78144" calcext:value-type="float">
            <text:p>247.2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37808" calcext:value-type="float">
            <text:p>247.6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22568" calcext:value-type="float">
            <text:p>247.6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53048" calcext:value-type="float">
            <text:p>247.6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738" calcext:value-type="float">
            <text:p>247.5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62192" calcext:value-type="float">
            <text:p>247.6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15304" calcext:value-type="float">
            <text:p>247.4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0648" calcext:value-type="float">
            <text:p>247.5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9352" calcext:value-type="float">
            <text:p>247.7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03568" calcext:value-type="float">
            <text:p>248.0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70624" calcext:value-type="float">
            <text:p>248.0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51624" calcext:value-type="float">
            <text:p>248.4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548" calcext:value-type="float">
            <text:p>247.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5448" calcext:value-type="float">
            <text:p>247.8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06032" calcext:value-type="float">
            <text:p>247.9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6148" calcext:value-type="float">
            <text:p>248.0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30416" calcext:value-type="float">
            <text:p>247.9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8528" calcext:value-type="float">
            <text:p>247.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6888" calcext:value-type="float">
            <text:p>247.8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68288" calcext:value-type="float">
            <text:p>247.6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3696" calcext:value-type="float">
            <text:p>247.5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6744" calcext:value-type="float">
            <text:p>247.5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56808" calcext:value-type="float">
            <text:p>247.2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976" calcext:value-type="float">
            <text:p>247.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095008" calcext:value-type="float">
            <text:p>248.0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74256" calcext:value-type="float">
            <text:p>248.1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786" calcext:value-type="float">
            <text:p>247.8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6992" calcext:value-type="float">
            <text:p>247.9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6784" calcext:value-type="float">
            <text:p>247.8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81648" calcext:value-type="float">
            <text:p>247.8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89624" calcext:value-type="float">
            <text:p>247.6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6784" calcext:value-type="float">
            <text:p>247.8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66992" calcext:value-type="float">
            <text:p>247.9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57848" calcext:value-type="float">
            <text:p>247.9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8716" calcext:value-type="float">
            <text:p>247.7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22568" calcext:value-type="float">
            <text:p>247.6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93256" calcext:value-type="float">
            <text:p>247.7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24448" calcext:value-type="float">
            <text:p>247.4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09792" calcext:value-type="float">
            <text:p>247.5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64656" calcext:value-type="float">
            <text:p>247.5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85408" calcext:value-type="float">
            <text:p>247.4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94552" calcext:value-type="float">
            <text:p>247.4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28664" calcext:value-type="float">
            <text:p>247.6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6712" calcext:value-type="float">
            <text:p>247.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44032" calcext:value-type="float">
            <text:p>247.1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3852" calcext:value-type="float">
            <text:p>247.2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11672" calcext:value-type="float">
            <text:p>247.3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84824" calcext:value-type="float">
            <text:p>247.3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5564" calcext:value-type="float">
            <text:p>247.0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02072" calcext:value-type="float">
            <text:p>246.7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99152" calcext:value-type="float">
            <text:p>246.1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90008" calcext:value-type="float">
            <text:p>246.1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23536" calcext:value-type="float">
            <text:p>246.2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46168" calcext:value-type="float">
            <text:p>245.9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06544" calcext:value-type="float">
            <text:p>245.9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36" calcext:value-type="float">
            <text:p>245.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01616" calcext:value-type="float">
            <text:p>246.1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97984" calcext:value-type="float">
            <text:p>245.9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8216" calcext:value-type="float">
            <text:p>245.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85792" calcext:value-type="float">
            <text:p>245.9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1076" calcext:value-type="float">
            <text:p>246.1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44288" calcext:value-type="float">
            <text:p>246.1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409464" calcext:value-type="float">
            <text:p>246.4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96688" calcext:value-type="float">
            <text:p>246.2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56608" calcext:value-type="float">
            <text:p>245.6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50512" calcext:value-type="float">
            <text:p>245.6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12056" calcext:value-type="float">
            <text:p>245.8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8216" calcext:value-type="float">
            <text:p>245.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73016" calcext:value-type="float">
            <text:p>245.8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59528" calcext:value-type="float">
            <text:p>246.1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12384" calcext:value-type="float">
            <text:p>246.9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84952" calcext:value-type="float">
            <text:p>246.8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356" calcext:value-type="float">
            <text:p>246.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30088" calcext:value-type="float">
            <text:p>246.8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5224" calcext:value-type="float">
            <text:p>246.7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07" calcext:value-type="float">
            <text:p>246.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77104" calcext:value-type="float">
            <text:p>246.5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7276" calcext:value-type="float">
            <text:p>246.8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3664" calcext:value-type="float">
            <text:p>247.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81064" calcext:value-type="float">
            <text:p>247.7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1764" calcext:value-type="float">
            <text:p>247.8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004" calcext:value-type="float">
            <text:p>247.9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128536" calcext:value-type="float">
            <text:p>248.1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02856" calcext:value-type="float">
            <text:p>248.4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979184" calcext:value-type="float">
            <text:p>247.9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90792" calcext:value-type="float">
            <text:p>247.8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66408" calcext:value-type="float">
            <text:p>247.8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23736" calcext:value-type="float">
            <text:p>247.8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759728" calcext:value-type="float">
            <text:p>247.7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4332" calcext:value-type="float">
            <text:p>247.5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646952" calcext:value-type="float">
            <text:p>247.6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91504" calcext:value-type="float">
            <text:p>247.4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265952" calcext:value-type="float">
            <text:p>247.2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369584" calcext:value-type="float">
            <text:p>247.3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470168" calcext:value-type="float">
            <text:p>247.4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564656" calcext:value-type="float">
            <text:p>247.5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28792" calcext:value-type="float">
            <text:p>247.1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095264" calcext:value-type="float">
            <text:p>247.0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13552" calcext:value-type="float">
            <text:p>247.1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06288" calcext:value-type="float">
            <text:p>246.9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11216" calcext:value-type="float">
            <text:p>246.7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05704" calcext:value-type="float">
            <text:p>246.8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76392" calcext:value-type="float">
            <text:p>246.9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42864" calcext:value-type="float">
            <text:p>246.9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7276" calcext:value-type="float">
            <text:p>246.8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888" calcext:value-type="float">
            <text:p>246.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25872" calcext:value-type="float">
            <text:p>246.6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775224" calcext:value-type="float">
            <text:p>246.7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31384" calcext:value-type="float">
            <text:p>246.5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592344" calcext:value-type="float">
            <text:p>246.5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50256" calcext:value-type="float">
            <text:p>246.6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650256" calcext:value-type="float">
            <text:p>246.6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906288" calcext:value-type="float">
            <text:p>246.9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345456" calcext:value-type="float">
            <text:p>246.3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269256" calcext:value-type="float">
            <text:p>246.2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79696" calcext:value-type="float">
            <text:p>245.9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165624" calcext:value-type="float">
            <text:p>246.1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74896" calcext:value-type="float">
            <text:p>245.6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9072" calcext:value-type="float">
            <text:p>245.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16272" calcext:value-type="float">
            <text:p>246.0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693184" calcext:value-type="float">
            <text:p>245.6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903496" calcext:value-type="float">
            <text:p>245.9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67632" calcext:value-type="float">
            <text:p>245.4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400576" calcext:value-type="float">
            <text:p>245.4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51808" calcext:value-type="float">
            <text:p>245.3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29888" calcext:value-type="float">
            <text:p>245.2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321328" calcext:value-type="float">
            <text:p>245.3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068" calcext:value-type="float">
            <text:p>244.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1536" calcext:value-type="float">
            <text:p>244.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92204" calcext:value-type="float">
            <text:p>244.9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306" calcext:value-type="float">
            <text:p>244.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88512" calcext:value-type="float">
            <text:p>244.8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711728" calcext:value-type="float">
            <text:p>244.7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24504" calcext:value-type="float">
            <text:p>244.8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869968" calcext:value-type="float">
            <text:p>245.8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6782" calcext:value-type="float">
            <text:p>244.6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21456" calcext:value-type="float">
            <text:p>244.8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9156" calcext:value-type="float">
            <text:p>244.8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141496" calcext:value-type="float">
            <text:p>245.1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27096" calcext:value-type="float">
            <text:p>244.2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315488" calcext:value-type="float">
            <text:p>244.3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278912" calcext:value-type="float">
            <text:p>244.2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15032" calcext:value-type="float">
            <text:p>243.7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27808" calcext:value-type="float">
            <text:p>243.8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602256" calcext:value-type="float">
            <text:p>243.6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70284" calcext:value-type="float">
            <text:p>243.7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477288" calcext:value-type="float">
            <text:p>243.4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51736" calcext:value-type="float">
            <text:p>243.2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92656" calcext:value-type="float">
            <text:p>242.9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80464" calcext:value-type="float">
            <text:p>242.9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828064" calcext:value-type="float">
            <text:p>242.8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18336" calcext:value-type="float">
            <text:p>242.7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5128" calcext:value-type="float">
            <text:p>242.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459256" calcext:value-type="float">
            <text:p>242.4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444016" calcext:value-type="float">
            <text:p>242.4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28192" calcext:value-type="float">
            <text:p>242.3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69112" calcext:value-type="float">
            <text:p>242.0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56336" calcext:value-type="float">
            <text:p>241.9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27608" calcext:value-type="float">
            <text:p>242.2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4356" calcext:value-type="float">
            <text:p>241.8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10616" calcext:value-type="float">
            <text:p>241.9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74752" calcext:value-type="float">
            <text:p>241.4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26568" calcext:value-type="float">
            <text:p>241.5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9448" calcext:value-type="float">
            <text:p>241.7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00888" calcext:value-type="float">
            <text:p>241.8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7592" calcext:value-type="float">
            <text:p>241.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46736" calcext:value-type="float">
            <text:p>241.3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36424" calcext:value-type="float">
            <text:p>241.1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0432" calcext:value-type="float">
            <text:p>241.2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48488" calcext:value-type="float">
            <text:p>241.6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30784" calcext:value-type="float">
            <text:p>241.7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94792" calcext:value-type="float">
            <text:p>241.7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88696" calcext:value-type="float">
            <text:p>241.7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64896" calcext:value-type="float">
            <text:p>241.8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9116" calcext:value-type="float">
            <text:p>241.6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302" calcext:value-type="float">
            <text:p>241.6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69824" calcext:value-type="float">
            <text:p>241.6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11912" calcext:value-type="float">
            <text:p>241.6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58216" calcext:value-type="float">
            <text:p>241.7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34416" calcext:value-type="float">
            <text:p>241.8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9408" calcext:value-type="float">
            <text:p>241.3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04776" calcext:value-type="float">
            <text:p>240.9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46864" calcext:value-type="float">
            <text:p>240.8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444" calcext:value-type="float">
            <text:p>240.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72416" calcext:value-type="float">
            <text:p>241.0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682" calcext:value-type="float">
            <text:p>240.8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2" calcext:value-type="float">
            <text:p>240.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2" calcext:value-type="float">
            <text:p>240.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2248" calcext:value-type="float">
            <text:p>240.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10288" calcext:value-type="float">
            <text:p>240.8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1392" calcext:value-type="float">
            <text:p>240.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71832" calcext:value-type="float">
            <text:p>240.9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08408" calcext:value-type="float">
            <text:p>241.0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21056" calcext:value-type="float">
            <text:p>241.6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85904" calcext:value-type="float">
            <text:p>240.7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94464" calcext:value-type="float">
            <text:p>240.6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21896" calcext:value-type="float">
            <text:p>240.7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74296" calcext:value-type="float">
            <text:p>240.8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63856" calcext:value-type="float">
            <text:p>241.1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77216" calcext:value-type="float">
            <text:p>241.3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85648" calcext:value-type="float">
            <text:p>241.7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30656" calcext:value-type="float">
            <text:p>242.2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0432" calcext:value-type="float">
            <text:p>241.2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492" calcext:value-type="float">
            <text:p>241.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01016" calcext:value-type="float">
            <text:p>241.3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19888" calcext:value-type="float">
            <text:p>241.4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1308" calcext:value-type="float">
            <text:p>241.8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11912" calcext:value-type="float">
            <text:p>241.6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21768" calcext:value-type="float">
            <text:p>241.2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75464" calcext:value-type="float">
            <text:p>241.0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84024" calcext:value-type="float">
            <text:p>240.9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2728" calcext:value-type="float">
            <text:p>241.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99848" calcext:value-type="float">
            <text:p>241.0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69952" calcext:value-type="float">
            <text:p>241.1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97384" calcext:value-type="float">
            <text:p>241.1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6696" calcext:value-type="float">
            <text:p>241.0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85904" calcext:value-type="float">
            <text:p>240.7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158" calcext:value-type="float">
            <text:p>240.7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40184" calcext:value-type="float">
            <text:p>240.7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58472" calcext:value-type="float">
            <text:p>240.7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76176" calcext:value-type="float">
            <text:p>240.6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94464" calcext:value-type="float">
            <text:p>240.6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75008" calcext:value-type="float">
            <text:p>240.4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48288" calcext:value-type="float">
            <text:p>240.0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72088" calcext:value-type="float">
            <text:p>239.9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42192" calcext:value-type="float">
            <text:p>240.0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1288" calcext:value-type="float">
            <text:p>240.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58016" calcext:value-type="float">
            <text:p>240.1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15344" calcext:value-type="float">
            <text:p>240.1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47704" calcext:value-type="float">
            <text:p>239.9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7092" calcext:value-type="float">
            <text:p>239.7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55096" calcext:value-type="float">
            <text:p>239.6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12424" calcext:value-type="float">
            <text:p>239.6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36808" calcext:value-type="float">
            <text:p>239.6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45952" calcext:value-type="float">
            <text:p>239.6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96016" calcext:value-type="float">
            <text:p>239.3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68584" calcext:value-type="float">
            <text:p>239.3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10088" calcext:value-type="float">
            <text:p>239.2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97312" calcext:value-type="float">
            <text:p>239.0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57688" calcext:value-type="float">
            <text:p>239.0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3084" calcext:value-type="float">
            <text:p>239.1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92384" calcext:value-type="float">
            <text:p>239.2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442" calcext:value-type="float">
            <text:p>239.3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46664" calcext:value-type="float">
            <text:p>239.2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442" calcext:value-type="float">
            <text:p>239.3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53344" calcext:value-type="float">
            <text:p>239.3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54512" calcext:value-type="float">
            <text:p>239.5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13592" calcext:value-type="float">
            <text:p>239.8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81944" calcext:value-type="float">
            <text:p>239.5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39272" calcext:value-type="float">
            <text:p>239.5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81944" calcext:value-type="float">
            <text:p>239.5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20984" calcext:value-type="float">
            <text:p>239.5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60608" calcext:value-type="float">
            <text:p>239.5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42904" calcext:value-type="float">
            <text:p>239.6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3292" calcext:value-type="float">
            <text:p>240.5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26368" calcext:value-type="float">
            <text:p>239.9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00688" calcext:value-type="float">
            <text:p>240.2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68784" calcext:value-type="float">
            <text:p>240.9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1684" calcext:value-type="float">
            <text:p>241.4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3312" calcext:value-type="float">
            <text:p>241.3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11328" calcext:value-type="float">
            <text:p>241.5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9784" calcext:value-type="float">
            <text:p>241.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64896" calcext:value-type="float">
            <text:p>241.8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75792" calcext:value-type="float">
            <text:p>242.1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6652" calcext:value-type="float">
            <text:p>242.6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64384" calcext:value-type="float">
            <text:p>243.8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3352" calcext:value-type="float">
            <text:p>241.7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83184" calcext:value-type="float">
            <text:p>241.8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25856" calcext:value-type="float">
            <text:p>241.9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37336" calcext:value-type="float">
            <text:p>242.3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39088" calcext:value-type="float">
            <text:p>242.6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050568" calcext:value-type="float">
            <text:p>243.0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13864" calcext:value-type="float">
            <text:p>243.5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04904" calcext:value-type="float">
            <text:p>240.4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49456" calcext:value-type="float">
            <text:p>240.2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97896" calcext:value-type="float">
            <text:p>239.1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38688" calcext:value-type="float">
            <text:p>239.4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8136" calcext:value-type="float">
            <text:p>239.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98352" calcext:value-type="float">
            <text:p>239.7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014" calcext:value-type="float">
            <text:p>239.8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83112" calcext:value-type="float">
            <text:p>239.7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4044" calcext:value-type="float">
            <text:p>239.7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33048" calcext:value-type="float">
            <text:p>240.0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75136" calcext:value-type="float">
            <text:p>239.9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40896" calcext:value-type="float">
            <text:p>240.3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82272" calcext:value-type="float">
            <text:p>240.6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5296" calcext:value-type="float">
            <text:p>240.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2" calcext:value-type="float">
            <text:p>240.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44528" calcext:value-type="float">
            <text:p>240.4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84736" calcext:value-type="float">
            <text:p>240.5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76176" calcext:value-type="float">
            <text:p>240.6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01728" calcext:value-type="float">
            <text:p>240.9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0432" calcext:value-type="float">
            <text:p>241.2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08024" calcext:value-type="float">
            <text:p>242.5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61392" calcext:value-type="float">
            <text:p>241.2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54128" calcext:value-type="float">
            <text:p>241.0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9492" calcext:value-type="float">
            <text:p>241.2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05816" calcext:value-type="float">
            <text:p>241.6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75336" calcext:value-type="float">
            <text:p>241.5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5108" calcext:value-type="float">
            <text:p>241.0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88952" calcext:value-type="float">
            <text:p>240.7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3648" calcext:value-type="float">
            <text:p>241.0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60224" calcext:value-type="float">
            <text:p>241.0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55424" calcext:value-type="float">
            <text:p>240.7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03608" calcext:value-type="float">
            <text:p>240.7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69496" calcext:value-type="float">
            <text:p>240.5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96344" calcext:value-type="float">
            <text:p>240.4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4152" calcext:value-type="float">
            <text:p>240.4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19432" calcext:value-type="float">
            <text:p>240.8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48032" calcext:value-type="float">
            <text:p>241.0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01856" calcext:value-type="float">
            <text:p>240.4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50624" calcext:value-type="float">
            <text:p>240.4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63984" calcext:value-type="float">
            <text:p>240.6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8344" calcext:value-type="float">
            <text:p>240.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45568" calcext:value-type="float">
            <text:p>241.1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23064" calcext:value-type="float">
            <text:p>240.9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676" calcext:value-type="float">
            <text:p>240.7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66448" calcext:value-type="float">
            <text:p>240.5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84736" calcext:value-type="float">
            <text:p>240.5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67616" calcext:value-type="float">
            <text:p>240.7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9808" calcext:value-type="float">
            <text:p>240.7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6632" calcext:value-type="float">
            <text:p>241.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8552" calcext:value-type="float">
            <text:p>242.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69952" calcext:value-type="float">
            <text:p>241.1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13792" calcext:value-type="float">
            <text:p>241.4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27408" calcext:value-type="float">
            <text:p>240.6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9808" calcext:value-type="float">
            <text:p>240.7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01728" calcext:value-type="float">
            <text:p>240.9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65736" calcext:value-type="float">
            <text:p>240.9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95632" calcext:value-type="float">
            <text:p>240.8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92584" calcext:value-type="float">
            <text:p>240.8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4816" calcext:value-type="float">
            <text:p>240.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634" calcext:value-type="float">
            <text:p>240.5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95048" calcext:value-type="float">
            <text:p>240.7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19432" calcext:value-type="float">
            <text:p>240.8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89536" calcext:value-type="float">
            <text:p>240.8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9868" calcext:value-type="float">
            <text:p>240.8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04192" calcext:value-type="float">
            <text:p>240.8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57304" calcext:value-type="float">
            <text:p>240.5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634" calcext:value-type="float">
            <text:p>240.5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88952" calcext:value-type="float">
            <text:p>240.7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0724" calcext:value-type="float">
            <text:p>240.8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41352" calcext:value-type="float">
            <text:p>240.9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9576" calcext:value-type="float">
            <text:p>241.2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53416" calcext:value-type="float">
            <text:p>241.4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5296" calcext:value-type="float">
            <text:p>240.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31624" calcext:value-type="float">
            <text:p>240.8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10872" calcext:value-type="float">
            <text:p>240.9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6696" calcext:value-type="float">
            <text:p>241.0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51664" calcext:value-type="float">
            <text:p>241.1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31496" calcext:value-type="float">
            <text:p>241.3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54" calcext:value-type="float">
            <text:p>241.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6696" calcext:value-type="float">
            <text:p>241.0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62104" calcext:value-type="float">
            <text:p>240.8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48616" calcext:value-type="float">
            <text:p>241.1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1204" calcext:value-type="float">
            <text:p>241.1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1872" calcext:value-type="float">
            <text:p>241.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65152" calcext:value-type="float">
            <text:p>240.8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3712" calcext:value-type="float">
            <text:p>240.7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4148" calcext:value-type="float">
            <text:p>240.4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59184" calcext:value-type="float">
            <text:p>240.3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93296" calcext:value-type="float">
            <text:p>240.4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22608" calcext:value-type="float">
            <text:p>240.3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71376" calcext:value-type="float">
            <text:p>240.3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37848" calcext:value-type="float">
            <text:p>240.3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45112" calcext:value-type="float">
            <text:p>240.5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18264" calcext:value-type="float">
            <text:p>240.6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3104" calcext:value-type="float">
            <text:p>240.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0536" calcext:value-type="float">
            <text:p>241.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18136" calcext:value-type="float">
            <text:p>241.1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77088" calcext:value-type="float">
            <text:p>241.8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56464" calcext:value-type="float">
            <text:p>241.4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65024" calcext:value-type="float">
            <text:p>241.3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79096" calcext:value-type="float">
            <text:p>241.1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34288" calcext:value-type="float">
            <text:p>242.3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9408" calcext:value-type="float">
            <text:p>242.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0432" calcext:value-type="float">
            <text:p>241.2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0432" calcext:value-type="float">
            <text:p>241.2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22352" calcext:value-type="float">
            <text:p>241.3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43104" calcext:value-type="float">
            <text:p>241.2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58472" calcext:value-type="float">
            <text:p>240.7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70664" calcext:value-type="float">
            <text:p>240.7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13336" calcext:value-type="float">
            <text:p>240.8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50496" calcext:value-type="float">
            <text:p>240.9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65736" calcext:value-type="float">
            <text:p>240.9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68784" calcext:value-type="float">
            <text:p>240.9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77928" calcext:value-type="float">
            <text:p>240.9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016" calcext:value-type="float">
            <text:p>241.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2456" calcext:value-type="float">
            <text:p>242.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85192" calcext:value-type="float">
            <text:p>241.1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348" calcext:value-type="float">
            <text:p>241.2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3312" calcext:value-type="float">
            <text:p>241.3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9408" calcext:value-type="float">
            <text:p>241.3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98552" calcext:value-type="float">
            <text:p>241.3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90704" calcext:value-type="float">
            <text:p>241.0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1204" calcext:value-type="float">
            <text:p>241.1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95632" calcext:value-type="float">
            <text:p>240.8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16968" calcext:value-type="float">
            <text:p>240.9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02312" calcext:value-type="float">
            <text:p>241.0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30912" calcext:value-type="float">
            <text:p>241.2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92456" calcext:value-type="float">
            <text:p>241.3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38048" calcext:value-type="float">
            <text:p>241.9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53288" calcext:value-type="float">
            <text:p>241.9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446" calcext:value-type="float">
            <text:p>242.5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18464" calcext:value-type="float">
            <text:p>242.2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48944" calcext:value-type="float">
            <text:p>242.2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24564" calcext:value-type="float">
            <text:p>243.2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78968" calcext:value-type="float">
            <text:p>241.6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6068" calcext:value-type="float">
            <text:p>241.6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0264" calcext:value-type="float">
            <text:p>241.3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672872" calcext:value-type="float">
            <text:p>241.6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27736" calcext:value-type="float">
            <text:p>241.7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05688" calcext:value-type="float">
            <text:p>242.1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2832" calcext:value-type="float">
            <text:p>241.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53416" calcext:value-type="float">
            <text:p>241.4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636" calcext:value-type="float">
            <text:p>241.3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97968" calcext:value-type="float">
            <text:p>241.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19304" calcext:value-type="float">
            <text:p>241.3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74168" calcext:value-type="float">
            <text:p>241.3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8448" calcext:value-type="float">
            <text:p>241.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14376" calcext:value-type="float">
            <text:p>241.5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0536" calcext:value-type="float">
            <text:p>241.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26696" calcext:value-type="float">
            <text:p>241.0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39472" calcext:value-type="float">
            <text:p>241.1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9408" calcext:value-type="float">
            <text:p>241.3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25856" calcext:value-type="float">
            <text:p>241.9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0452" calcext:value-type="float">
            <text:p>241.9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63144" calcext:value-type="float">
            <text:p>241.5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60096" calcext:value-type="float">
            <text:p>241.5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66192" calcext:value-type="float">
            <text:p>241.5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98552" calcext:value-type="float">
            <text:p>241.3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30784" calcext:value-type="float">
            <text:p>241.7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0304" calcext:value-type="float">
            <text:p>241.7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65608" calcext:value-type="float">
            <text:p>241.4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1684" calcext:value-type="float">
            <text:p>241.4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89408" calcext:value-type="float">
            <text:p>241.3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25984" calcext:value-type="float">
            <text:p>241.4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9304" calcext:value-type="float">
            <text:p>241.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96088" calcext:value-type="float">
            <text:p>241.4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64896" calcext:value-type="float">
            <text:p>241.8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25856" calcext:value-type="float">
            <text:p>241.9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04776" calcext:value-type="float">
            <text:p>240.9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37136" calcext:value-type="float">
            <text:p>240.7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0724" calcext:value-type="float">
            <text:p>240.8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67032" calcext:value-type="float">
            <text:p>240.6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48744" calcext:value-type="float">
            <text:p>240.6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42064" calcext:value-type="float">
            <text:p>240.5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55552" calcext:value-type="float">
            <text:p>240.2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86032" calcext:value-type="float">
            <text:p>240.2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6716" calcext:value-type="float">
            <text:p>240.1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03736" calcext:value-type="float">
            <text:p>240.2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89664" calcext:value-type="float">
            <text:p>240.3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49584" calcext:value-type="float">
            <text:p>239.7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13592" calcext:value-type="float">
            <text:p>239.8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38688" calcext:value-type="float">
            <text:p>239.4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25328" calcext:value-type="float">
            <text:p>239.2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43032" calcext:value-type="float">
            <text:p>239.1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8136" calcext:value-type="float">
            <text:p>239.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999776" calcext:value-type="float">
            <text:p>238.9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42448" calcext:value-type="float">
            <text:p>239.0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5276" calcext:value-type="float">
            <text:p>239.2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75848" calcext:value-type="float">
            <text:p>239.5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77144" calcext:value-type="float">
            <text:p>239.2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31424" calcext:value-type="float">
            <text:p>239.2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02112" calcext:value-type="float">
            <text:p>239.4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94976" calcext:value-type="float">
            <text:p>238.6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64496" calcext:value-type="float">
            <text:p>238.6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67288" calcext:value-type="float">
            <text:p>239.6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879624" calcext:value-type="float">
            <text:p>243.8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209576" calcext:value-type="float">
            <text:p>241.2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5128" calcext:value-type="float">
            <text:p>242.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35456" calcext:value-type="float">
            <text:p>242.5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46408" calcext:value-type="float">
            <text:p>240.2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73256" calcext:value-type="float">
            <text:p>240.1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46536" calcext:value-type="float">
            <text:p>239.7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04448" calcext:value-type="float">
            <text:p>239.8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68456" calcext:value-type="float">
            <text:p>239.8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84608" calcext:value-type="float">
            <text:p>241.0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86488" calcext:value-type="float">
            <text:p>240.8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07824" calcext:value-type="float">
            <text:p>240.9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25528" calcext:value-type="float">
            <text:p>240.8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31624" calcext:value-type="float">
            <text:p>240.8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32792" calcext:value-type="float">
            <text:p>241.0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15216" calcext:value-type="float">
            <text:p>240.6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64112" calcext:value-type="float">
            <text:p>240.1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9096" calcext:value-type="float">
            <text:p>240.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26952" calcext:value-type="float">
            <text:p>240.0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14888" calcext:value-type="float">
            <text:p>239.5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27536" calcext:value-type="float">
            <text:p>240.1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824" calcext:value-type="float">
            <text:p>240.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38688" calcext:value-type="float">
            <text:p>239.4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966" calcext:value-type="float">
            <text:p>239.4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54512" calcext:value-type="float">
            <text:p>239.5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49712" calcext:value-type="float">
            <text:p>239.2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3188" calcext:value-type="float">
            <text:p>239.8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03864" calcext:value-type="float">
            <text:p>239.7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3188" calcext:value-type="float">
            <text:p>239.8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6048" calcext:value-type="float">
            <text:p>240.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55552" calcext:value-type="float">
            <text:p>240.2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91544" calcext:value-type="float">
            <text:p>240.1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77472" calcext:value-type="float">
            <text:p>240.3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14048" calcext:value-type="float">
            <text:p>240.4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10288" calcext:value-type="float">
            <text:p>240.8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68072" calcext:value-type="float">
            <text:p>241.3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419888" calcext:value-type="float">
            <text:p>241.4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39216" calcext:value-type="float">
            <text:p>242.1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36752" calcext:value-type="float">
            <text:p>242.2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79424" calcext:value-type="float">
            <text:p>242.2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5984" calcext:value-type="float">
            <text:p>242.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2372" calcext:value-type="float">
            <text:p>243.1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983512" calcext:value-type="float">
            <text:p>242.9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83056" calcext:value-type="float">
            <text:p>242.3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84224" calcext:value-type="float">
            <text:p>242.5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547648" calcext:value-type="float">
            <text:p>242.5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364512" calcext:value-type="float">
            <text:p>243.3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40744" calcext:value-type="float">
            <text:p>242.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29488" calcext:value-type="float">
            <text:p>242.0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112" calcext:value-type="float">
            <text:p>242.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25856" calcext:value-type="float">
            <text:p>241.9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09904" calcext:value-type="float">
            <text:p>242.3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39928" calcext:value-type="float">
            <text:p>241.7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7112" calcext:value-type="float">
            <text:p>241.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82272" calcext:value-type="float">
            <text:p>240.6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94592" calcext:value-type="float">
            <text:p>240.1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062" calcext:value-type="float">
            <text:p>240.1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80976" calcext:value-type="float">
            <text:p>240.9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21896" calcext:value-type="float">
            <text:p>240.7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24232" calcext:value-type="float">
            <text:p>241.1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79552" calcext:value-type="float">
            <text:p>241.7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4.803168" calcext:value-type="float">
            <text:p>244.8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91416" calcext:value-type="float">
            <text:p>240.6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35256" calcext:value-type="float">
            <text:p>240.9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89792" calcext:value-type="float">
            <text:p>239.8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90248" calcext:value-type="float">
            <text:p>240.4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08664" calcext:value-type="float">
            <text:p>240.0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3856" calcext:value-type="float">
            <text:p>239.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92968" calcext:value-type="float">
            <text:p>239.3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50552" calcext:value-type="float">
            <text:p>238.3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19032" calcext:value-type="float">
            <text:p>237.6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48216" calcext:value-type="float">
            <text:p>237.9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4212" calcext:value-type="float">
            <text:p>237.9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58784" calcext:value-type="float">
            <text:p>237.1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33816" calcext:value-type="float">
            <text:p>237.0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29856" calcext:value-type="float">
            <text:p>235.8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77456" calcext:value-type="float">
            <text:p>235.6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01256" calcext:value-type="float">
            <text:p>235.6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68312" calcext:value-type="float">
            <text:p>235.6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24344" calcext:value-type="float">
            <text:p>235.9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46848" calcext:value-type="float">
            <text:p>236.1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73368" calcext:value-type="float">
            <text:p>234.9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29528" calcext:value-type="float">
            <text:p>234.7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0456" calcext:value-type="float">
            <text:p>234.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11368" calcext:value-type="float">
            <text:p>234.2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31536" calcext:value-type="float">
            <text:p>234.0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90744" calcext:value-type="float">
            <text:p>233.7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36336" calcext:value-type="float">
            <text:p>234.3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94832" calcext:value-type="float">
            <text:p>234.4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80888" calcext:value-type="float">
            <text:p>234.1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60136" calcext:value-type="float">
            <text:p>234.2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35752" calcext:value-type="float">
            <text:p>234.2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96128" calcext:value-type="float">
            <text:p>234.1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94248" calcext:value-type="float">
            <text:p>234.3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83224" calcext:value-type="float">
            <text:p>234.5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0268" calcext:value-type="float">
            <text:p>234.8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91528" calcext:value-type="float">
            <text:p>235.4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69024" calcext:value-type="float">
            <text:p>235.2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26936" calcext:value-type="float">
            <text:p>235.3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58" calcext:value-type="float">
            <text:p>235.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76288" calcext:value-type="float">
            <text:p>235.4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05472" calcext:value-type="float">
            <text:p>235.8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32776" calcext:value-type="float">
            <text:p>236.3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19416" calcext:value-type="float">
            <text:p>236.1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26096" calcext:value-type="float">
            <text:p>236.2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46264" calcext:value-type="float">
            <text:p>236.0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7428" calcext:value-type="float">
            <text:p>236.1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71232" calcext:value-type="float">
            <text:p>236.1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38872" calcext:value-type="float">
            <text:p>236.3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39456" calcext:value-type="float">
            <text:p>236.4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28888" calcext:value-type="float">
            <text:p>237.2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38032" calcext:value-type="float">
            <text:p>237.2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67544" calcext:value-type="float">
            <text:p>238.6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4984" calcext:value-type="float">
            <text:p>238.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07624" calcext:value-type="float">
            <text:p>239.3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64824" calcext:value-type="float">
            <text:p>239.7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65408" calcext:value-type="float">
            <text:p>239.8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81232" calcext:value-type="float">
            <text:p>239.9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90248" calcext:value-type="float">
            <text:p>240.4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04904" calcext:value-type="float">
            <text:p>240.4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77472" calcext:value-type="float">
            <text:p>240.3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17096" calcext:value-type="float">
            <text:p>240.4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67616" calcext:value-type="float">
            <text:p>240.7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4148" calcext:value-type="float">
            <text:p>240.4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64696" calcext:value-type="float">
            <text:p>240.2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087912" calcext:value-type="float">
            <text:p>240.0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29416" calcext:value-type="float">
            <text:p>239.9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4504" calcext:value-type="float">
            <text:p>238.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536" calcext:value-type="float">
            <text:p>238.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2792" calcext:value-type="float">
            <text:p>238.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8596" calcext:value-type="float">
            <text:p>238.1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86088" calcext:value-type="float">
            <text:p>237.6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9536" calcext:value-type="float">
            <text:p>237.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60664" calcext:value-type="float">
            <text:p>236.9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02752" calcext:value-type="float">
            <text:p>236.9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9516" calcext:value-type="float">
            <text:p>235.5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12864" calcext:value-type="float">
            <text:p>235.5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59296" calcext:value-type="float">
            <text:p>235.1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15456" calcext:value-type="float">
            <text:p>234.9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88736" calcext:value-type="float">
            <text:p>234.4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5696" calcext:value-type="float">
            <text:p>234.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484" calcext:value-type="float">
            <text:p>234.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91072" calcext:value-type="float">
            <text:p>234.8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50864" calcext:value-type="float">
            <text:p>234.7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39712" calcext:value-type="float">
            <text:p>235.4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05144" calcext:value-type="float">
            <text:p>234.7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3504" calcext:value-type="float">
            <text:p>234.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84848" calcext:value-type="float">
            <text:p>235.3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54368" calcext:value-type="float">
            <text:p>235.3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31152" calcext:value-type="float">
            <text:p>235.5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52288" calcext:value-type="float">
            <text:p>233.9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864" calcext:value-type="float">
            <text:p>234.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47944" calcext:value-type="float">
            <text:p>234.2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86984" calcext:value-type="float">
            <text:p>234.1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0644" calcext:value-type="float">
            <text:p>234.4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96128" calcext:value-type="float">
            <text:p>234.1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3212" calcext:value-type="float">
            <text:p>234.1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54168" calcext:value-type="float">
            <text:p>233.7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77968" calcext:value-type="float">
            <text:p>233.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93208" calcext:value-type="float">
            <text:p>233.6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7972" calcext:value-type="float">
            <text:p>233.9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56632" calcext:value-type="float">
            <text:p>233.6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40224" calcext:value-type="float">
            <text:p>233.4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18724" calcext:value-type="float">
            <text:p>233.1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6344" calcext:value-type="float">
            <text:p>233.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3108" calcext:value-type="float">
            <text:p>233.4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5488" calcext:value-type="float">
            <text:p>233.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12792" calcext:value-type="float">
            <text:p>233.4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36592" calcext:value-type="float">
            <text:p>233.3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06696" calcext:value-type="float">
            <text:p>233.4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99304" calcext:value-type="float">
            <text:p>233.6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05984" calcext:value-type="float">
            <text:p>233.8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54168" calcext:value-type="float">
            <text:p>233.7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13832" calcext:value-type="float">
            <text:p>234.1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88736" calcext:value-type="float">
            <text:p>234.4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5696" calcext:value-type="float">
            <text:p>234.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31408" calcext:value-type="float">
            <text:p>234.5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99048" calcext:value-type="float">
            <text:p>234.6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01512" calcext:value-type="float">
            <text:p>234.6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3848" calcext:value-type="float">
            <text:p>235.0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05856" calcext:value-type="float">
            <text:p>234.3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03848" calcext:value-type="float">
            <text:p>235.0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1416" calcext:value-type="float">
            <text:p>235.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71488" calcext:value-type="float">
            <text:p>235.1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76288" calcext:value-type="float">
            <text:p>235.4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26352" calcext:value-type="float">
            <text:p>235.2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6384" calcext:value-type="float">
            <text:p>236.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94904" calcext:value-type="float">
            <text:p>236.5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35112" calcext:value-type="float">
            <text:p>236.7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03208" calcext:value-type="float">
            <text:p>237.5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289848" calcext:value-type="float">
            <text:p>237.2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62872" calcext:value-type="float">
            <text:p>237.8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219488" calcext:value-type="float">
            <text:p>238.2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41408" calcext:value-type="float">
            <text:p>238.3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91928" calcext:value-type="float">
            <text:p>238.6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94136" calcext:value-type="float">
            <text:p>239.5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61776" calcext:value-type="float">
            <text:p>239.7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42064" calcext:value-type="float">
            <text:p>240.5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88496" calcext:value-type="float">
            <text:p>240.1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38432" calcext:value-type="float">
            <text:p>240.4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95304" calcext:value-type="float">
            <text:p>239.7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13464" calcext:value-type="float">
            <text:p>240.3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09704" calcext:value-type="float">
            <text:p>240.7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77344" calcext:value-type="float">
            <text:p>240.8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61904" calcext:value-type="float">
            <text:p>239.2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94976" calcext:value-type="float">
            <text:p>238.6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57944" calcext:value-type="float">
            <text:p>238.0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26216" calcext:value-type="float">
            <text:p>238.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37192" calcext:value-type="float">
            <text:p>238.1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03536" calcext:value-type="float">
            <text:p>238.6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1832" calcext:value-type="float">
            <text:p>238.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18448" calcext:value-type="float">
            <text:p>237.5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42396" calcext:value-type="float">
            <text:p>237.4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55024" calcext:value-type="float">
            <text:p>237.5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56904" calcext:value-type="float">
            <text:p>237.3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811312" calcext:value-type="float">
            <text:p>236.8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896656" calcext:value-type="float">
            <text:p>236.8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71816" calcext:value-type="float">
            <text:p>236.2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70648" calcext:value-type="float">
            <text:p>236.0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438" calcext:value-type="float">
            <text:p>236.1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44968" calcext:value-type="float">
            <text:p>236.3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8284" calcext:value-type="float">
            <text:p>236.0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2188" calcext:value-type="float">
            <text:p>236.0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29144" calcext:value-type="float">
            <text:p>236.2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64552" calcext:value-type="float">
            <text:p>236.0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57288" calcext:value-type="float">
            <text:p>235.8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104" calcext:value-type="float">
            <text:p>235.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61632" calcext:value-type="float">
            <text:p>235.5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29984" calcext:value-type="float">
            <text:p>235.3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50608" calcext:value-type="float">
            <text:p>235.7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342" calcext:value-type="float">
            <text:p>235.5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43472" calcext:value-type="float">
            <text:p>235.0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05728" calcext:value-type="float">
            <text:p>234.8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99048" calcext:value-type="float">
            <text:p>234.6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2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45352" calcext:value-type="float">
            <text:p>234.8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61176" calcext:value-type="float">
            <text:p>234.9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61176" calcext:value-type="float">
            <text:p>234.9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56248" calcext:value-type="float">
            <text:p>235.1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80632" calcext:value-type="float">
            <text:p>235.1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34912" calcext:value-type="float">
            <text:p>235.1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74536" calcext:value-type="float">
            <text:p>235.1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48272" calcext:value-type="float">
            <text:p>235.3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476288" calcext:value-type="float">
            <text:p>235.4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68896" calcext:value-type="float">
            <text:p>235.7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05344" calcext:value-type="float">
            <text:p>236.3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72656" calcext:value-type="float">
            <text:p>235.3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06768" calcext:value-type="float">
            <text:p>235.5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62216" calcext:value-type="float">
            <text:p>235.6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72528" calcext:value-type="float">
            <text:p>235.8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101128" calcext:value-type="float">
            <text:p>236.1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248" calcext:value-type="float">
            <text:p>236.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43088" calcext:value-type="float">
            <text:p>236.5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13776" calcext:value-type="float">
            <text:p>236.7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48016" calcext:value-type="float">
            <text:p>236.3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93152" calcext:value-type="float">
            <text:p>236.2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78496" calcext:value-type="float">
            <text:p>236.3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66888" calcext:value-type="float">
            <text:p>236.4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601" calcext:value-type="float">
            <text:p>236.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12024" calcext:value-type="float">
            <text:p>236.4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51064" calcext:value-type="float">
            <text:p>236.3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39456" calcext:value-type="float">
            <text:p>236.4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97952" calcext:value-type="float">
            <text:p>236.5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6864" calcext:value-type="float">
            <text:p>236.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7616" calcext:value-type="float">
            <text:p>235.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96" calcext:value-type="float">
            <text:p>234.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1208" calcext:value-type="float">
            <text:p>233.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4736" calcext:value-type="float">
            <text:p>234.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4768" calcext:value-type="float">
            <text:p>233.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3776" calcext:value-type="float">
            <text:p>233.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5488" calcext:value-type="float">
            <text:p>233.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9392" calcext:value-type="float">
            <text:p>233.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292" calcext:value-type="float">
            <text:p>233.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6448" calcext:value-type="float">
            <text:p>233.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0352" calcext:value-type="float">
            <text:p>233.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6928" calcext:value-type="float">
            <text:p>234.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2544" calcext:value-type="float">
            <text:p>234.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72064" calcext:value-type="float">
            <text:p>233.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0352" calcext:value-type="float">
            <text:p>233.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6448" calcext:value-type="float">
            <text:p>233.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3984" calcext:value-type="float">
            <text:p>234.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4736" calcext:value-type="float">
            <text:p>234.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1312" calcext:value-type="float">
            <text:p>234.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3504" calcext:value-type="float">
            <text:p>234.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89312" calcext:value-type="float">
            <text:p>226.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1024" calcext:value-type="float">
            <text:p>226.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71024" calcext:value-type="float">
            <text:p>226.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476" calcext:value-type="float">
            <text:p>228.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8912" calcext:value-type="float">
            <text:p>232.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5424" calcext:value-type="float">
            <text:p>235.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25048" calcext:value-type="float">
            <text:p>236.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89056" calcext:value-type="float">
            <text:p>236.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50016" calcext:value-type="float">
            <text:p>237.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71352" calcext:value-type="float">
            <text:p>237.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0496" calcext:value-type="float">
            <text:p>237.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8784" calcext:value-type="float">
            <text:p>237.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2416" calcext:value-type="float">
            <text:p>239.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9744" calcext:value-type="float">
            <text:p>238.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4608" calcext:value-type="float">
            <text:p>239.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14608" calcext:value-type="float">
            <text:p>239.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00816" calcext:value-type="float">
            <text:p>239.7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1664" calcext:value-type="float">
            <text:p>239.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18264" calcext:value-type="float">
            <text:p>240.6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2624" calcext:value-type="float">
            <text:p>240.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60912" calcext:value-type="float">
            <text:p>240.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51768" calcext:value-type="float">
            <text:p>240.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5776" calcext:value-type="float">
            <text:p>241.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03584" calcext:value-type="float">
            <text:p>241.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12144" calcext:value-type="float">
            <text:p>240.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7384" calcext:value-type="float">
            <text:p>240.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32896" calcext:value-type="float">
            <text:p>239.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4204" calcext:value-type="float">
            <text:p>239.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63376" calcext:value-type="float">
            <text:p>239.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54232" calcext:value-type="float">
            <text:p>239.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5736" calcext:value-type="float">
            <text:p>237.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964" calcext:value-type="float">
            <text:p>237.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7824" calcext:value-type="float">
            <text:p>237.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1728" calcext:value-type="float">
            <text:p>237.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9744" calcext:value-type="float">
            <text:p>238.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9744" calcext:value-type="float">
            <text:p>238.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744" calcext:value-type="float">
            <text:p>237.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4336" calcext:value-type="float">
            <text:p>240.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2624" calcext:value-type="float">
            <text:p>240.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72" calcext:value-type="float">
            <text:p>240.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3104" calcext:value-type="float">
            <text:p>240.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82832" calcext:value-type="float">
            <text:p>241.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58448" calcext:value-type="float">
            <text:p>241.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97488" calcext:value-type="float">
            <text:p>240.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85296" calcext:value-type="float">
            <text:p>240.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19408" calcext:value-type="float">
            <text:p>242.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91976" calcext:value-type="float">
            <text:p>241.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8616" calcext:value-type="float">
            <text:p>239.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24336" calcext:value-type="float">
            <text:p>240.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4128" calcext:value-type="float">
            <text:p>238.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1936" calcext:value-type="float">
            <text:p>238.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23752" calcext:value-type="float">
            <text:p>239.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3648" calcext:value-type="float">
            <text:p>238.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74984" calcext:value-type="float">
            <text:p>238.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90224" calcext:value-type="float">
            <text:p>238.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7252" calcext:value-type="float">
            <text:p>239.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8512" calcext:value-type="float">
            <text:p>239.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1456" calcext:value-type="float">
            <text:p>238.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2208" calcext:value-type="float">
            <text:p>237.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756192" calcext:value-type="float">
            <text:p>237.7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2688" calcext:value-type="float">
            <text:p>237.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4128" calcext:value-type="float">
            <text:p>238.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2416" calcext:value-type="float">
            <text:p>239.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872" calcext:value-type="float">
            <text:p>240.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348" calcext:value-type="float">
            <text:p>240.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776" calcext:value-type="float">
            <text:p>239.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42624" calcext:value-type="float">
            <text:p>240.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337592" calcext:value-type="float">
            <text:p>241.3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316" calcext:value-type="float">
            <text:p>242.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54896" calcext:value-type="float">
            <text:p>238.0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4128" calcext:value-type="float">
            <text:p>238.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785904" calcext:value-type="float">
            <text:p>240.7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91164" calcext:value-type="float">
            <text:p>237.9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759496" calcext:value-type="float">
            <text:p>236.7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36864" calcext:value-type="float">
            <text:p>237.0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30204" calcext:value-type="float">
            <text:p>237.3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808008" calcext:value-type="float">
            <text:p>237.8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59744" calcext:value-type="float">
            <text:p>238.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091216" calcext:value-type="float">
            <text:p>239.0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71376" calcext:value-type="float">
            <text:p>240.3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99952" calcext:value-type="float">
            <text:p>239.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176048" calcext:value-type="float">
            <text:p>241.1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24688" calcext:value-type="float">
            <text:p>241.7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135912" calcext:value-type="float">
            <text:p>243.1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654328" calcext:value-type="float">
            <text:p>242.6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745" calcext:value-type="float">
            <text:p>245.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239032" calcext:value-type="float">
            <text:p>245.2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6.074184" calcext:value-type="float">
            <text:p>246.0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5.025672" calcext:value-type="float">
            <text:p>245.0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797584" calcext:value-type="float">
            <text:p>242.7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212368" calcext:value-type="float">
            <text:p>242.2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2.017296" calcext:value-type="float">
            <text:p>242.0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2792" calcext:value-type="float">
            <text:p>238.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9.853216" calcext:value-type="float">
            <text:p>239.8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420656" calcext:value-type="float">
            <text:p>238.4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14944" calcext:value-type="float">
            <text:p>236.9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991144" calcext:value-type="float">
            <text:p>236.9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03712" calcext:value-type="float">
            <text:p>236.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07344" calcext:value-type="float">
            <text:p>237.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50992" calcext:value-type="float">
            <text:p>234.2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37632" calcext:value-type="float">
            <text:p>234.0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62016" calcext:value-type="float">
            <text:p>234.0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17264" calcext:value-type="float">
            <text:p>232.6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656888" calcext:value-type="float">
            <text:p>232.6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30824" calcext:value-type="float">
            <text:p>234.4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20384" calcext:value-type="float">
            <text:p>234.7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81928" calcext:value-type="float">
            <text:p>234.8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12272" calcext:value-type="float">
            <text:p>235.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836208" calcext:value-type="float">
            <text:p>234.8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7804" calcext:value-type="float">
            <text:p>235.7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903264" calcext:value-type="float">
            <text:p>234.9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436" calcext:value-type="float">
            <text:p>234.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857288" calcext:value-type="float">
            <text:p>235.8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28452" calcext:value-type="float">
            <text:p>234.2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37012" calcext:value-type="float">
            <text:p>233.3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96448" calcext:value-type="float">
            <text:p>233.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84256" calcext:value-type="float">
            <text:p>233.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02544" calcext:value-type="float">
            <text:p>234.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2816" calcext:value-type="float">
            <text:p>232.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0248" calcext:value-type="float">
            <text:p>233.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26344" calcext:value-type="float">
            <text:p>233.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6824" calcext:value-type="float">
            <text:p>233.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6292" calcext:value-type="float">
            <text:p>233.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45216" calcext:value-type="float">
            <text:p>234.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1312" calcext:value-type="float">
            <text:p>234.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21416" calcext:value-type="float">
            <text:p>235.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51896" calcext:value-type="float">
            <text:p>235.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79328" calcext:value-type="float">
            <text:p>235.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3724" calcext:value-type="float">
            <text:p>236.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40288" calcext:value-type="float">
            <text:p>236.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4392" calcext:value-type="float">
            <text:p>237.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8108" calcext:value-type="float">
            <text:p>238.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38408" calcext:value-type="float">
            <text:p>238.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584" calcext:value-type="float">
            <text:p>238.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01832" calcext:value-type="float">
            <text:p>238.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68304" calcext:value-type="float">
            <text:p>237.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6.58576" calcext:value-type="float">
            <text:p>236.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06176" calcext:value-type="float">
            <text:p>235.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8744" calcext:value-type="float">
            <text:p>234.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5696" calcext:value-type="float">
            <text:p>234.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78744" calcext:value-type="float">
            <text:p>234.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14736" calcext:value-type="float">
            <text:p>234.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7408" calcext:value-type="float">
            <text:p>234.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51312" calcext:value-type="float">
            <text:p>234.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82504" calcext:value-type="float">
            <text:p>230.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5928" calcext:value-type="float">
            <text:p>230.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8976" calcext:value-type="float">
            <text:p>230.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7848" calcext:value-type="float">
            <text:p>231.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6992" calcext:value-type="float">
            <text:p>231.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648" calcext:value-type="float">
            <text:p>231.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2816" calcext:value-type="float">
            <text:p>232.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2576" calcext:value-type="float">
            <text:p>232.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05008" calcext:value-type="float">
            <text:p>233.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33024" calcext:value-type="float">
            <text:p>234.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3.50728" calcext:value-type="float">
            <text:p>233.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92816" calcext:value-type="float">
            <text:p>232.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4.63504" calcext:value-type="float">
            <text:p>234.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97744" calcext:value-type="float">
            <text:p>230.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52024" calcext:value-type="float">
            <text:p>230.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6576" calcext:value-type="float">
            <text:p>228.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2944" calcext:value-type="float">
            <text:p>227.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05136" calcext:value-type="float">
            <text:p>228.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71608" calcext:value-type="float">
            <text:p>227.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65512" calcext:value-type="float">
            <text:p>227.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65512" calcext:value-type="float">
            <text:p>227.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62464" calcext:value-type="float">
            <text:p>227.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11232" calcext:value-type="float">
            <text:p>228.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476" calcext:value-type="float">
            <text:p>228.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8288" calcext:value-type="float">
            <text:p>228.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03256" calcext:value-type="float">
            <text:p>230.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00208" calcext:value-type="float">
            <text:p>230.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476" calcext:value-type="float">
            <text:p>228.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88016" calcext:value-type="float">
            <text:p>229.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2952" calcext:value-type="float">
            <text:p>228.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4476" calcext:value-type="float">
            <text:p>228.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26136" calcext:value-type="float">
            <text:p>228.9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728016" calcext:value-type="float">
            <text:p>228.7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090984" calcext:value-type="float">
            <text:p>228.0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9.0572" calcext:value-type="float">
            <text:p>229.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2378" calcext:value-type="float">
            <text:p>226.2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47784" calcext:value-type="float">
            <text:p>225.3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365816" calcext:value-type="float">
            <text:p>226.3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271584" calcext:value-type="float">
            <text:p>225.2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8662" calcext:value-type="float">
            <text:p>224.8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0092" calcext:value-type="float">
            <text:p>226.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3234" calcext:value-type="float">
            <text:p>225.3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365816" calcext:value-type="float">
            <text:p>226.3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95" calcext:value-type="float">
            <text:p>226.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947984" calcext:value-type="float">
            <text:p>226.9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24184" calcext:value-type="float">
            <text:p>227.0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3808" calcext:value-type="float">
            <text:p>227.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280216" calcext:value-type="float">
            <text:p>227.2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19792" calcext:value-type="float">
            <text:p>227.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146616" calcext:value-type="float">
            <text:p>225.1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76" calcext:value-type="float">
            <text:p>227.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575616" calcext:value-type="float">
            <text:p>228.5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56616" calcext:value-type="float">
            <text:p>228.9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194616" calcext:value-type="float">
            <text:p>228.1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44176" calcext:value-type="float">
            <text:p>227.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188" calcext:value-type="float">
            <text:p>226.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670616" calcext:value-type="float">
            <text:p>226.6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49104" calcext:value-type="float">
            <text:p>225.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5.06432" calcext:value-type="float">
            <text:p>225.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232216" calcext:value-type="float">
            <text:p>224.2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095056" calcext:value-type="float">
            <text:p>224.0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156016" calcext:value-type="float">
            <text:p>224.1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622616" calcext:value-type="float">
            <text:p>223.6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41616" calcext:value-type="float">
            <text:p>223.2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241616" calcext:value-type="float">
            <text:p>223.2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35744" calcext:value-type="float">
            <text:p>223.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1898" calcext:value-type="float">
            <text:p>223.1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632016" calcext:value-type="float">
            <text:p>222.6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89216" calcext:value-type="float">
            <text:p>223.0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3.061784" calcext:value-type="float">
            <text:p>223.0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9303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109784" calcext:value-type="float">
            <text:p>226.1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366" meta:object-count="0"/>
    <meta:user-defined meta:name="AppVersion">3.0</meta:user-defined>
  </office:meta>
</office:document-meta>
</file>